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egoe UI" svg:font-family="'Segoe UI'" style:font-adornments="Regular"/>
    <style:font-face style:name="Arial1" svg:font-family="Arial" style:font-family-generic="swiss"/>
    <style:font-face style:name="Verdana" svg:font-family="Verdana" style:font-family-generic="swiss"/>
    <style:font-face style:name="Verdana5" svg:font-family="Verdana" style:font-adornments="Regular" style:font-family-generic="swiss"/>
    <style:font-face style:name="Cambria" svg:font-family="Cambria" style:font-family-generic="roman" style:font-pitch="variable"/>
    <style:font-face style:name="Times New Roman" svg:font-family="'Times New Roman'" style:font-family-generic="roman" style:font-pitch="variable"/>
    <style:font-face style:name="Verdana4" svg:font-family="Verdana" style:font-family-generic="swiss" style:font-pitch="variable"/>
    <style:font-face style:name="Verdana3"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1" svg:font-family="Verdana" style:font-adornments="Полужирный курсив"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013cm" fo:margin-left="0cm" fo:margin-right="-0.012cm" table:align="margins"/>
    </style:style>
    <style:style style:name="Таблица1.A" style:family="table-column">
      <style:table-column-properties style:column-width="6.371cm" style:rel-column-width="24542*"/>
    </style:style>
    <style:style style:name="Таблица1.B" style:family="table-column">
      <style:table-column-properties style:column-width="5.403cm" style:rel-column-width="20812*"/>
    </style:style>
    <style:style style:name="Таблица1.C" style:family="table-column">
      <style:table-column-properties style:column-width="5.239cm" style:rel-column-width="20181*"/>
    </style:style>
    <style:style style:name="Таблица1.A1" style:family="table-cell">
      <style:table-cell-properties fo:background-color="#ffcccc" fo:padding="0.097cm" fo:border-left="0.002cm solid #000000" fo:border-right="none" fo:border-top="0.002cm solid #000000" fo:border-bottom="0.002cm solid #000000">
        <style:background-image/>
      </style:table-cell-properties>
    </style:style>
    <style:style style:name="Таблица1.C1" style:family="table-cell">
      <style:table-cell-properties fo:background-color="#ffcccc" fo:padding="0.097cm" fo:border="0.002cm solid #000000">
        <style:background-image/>
      </style:table-cell-properties>
    </style:style>
    <style:style style:name="Таблица1.A2" style:family="table-cell">
      <style:table-cell-properties fo:background-color="#ffcccc" fo:padding="0.097cm" fo:border-left="0.002cm solid #000000" fo:border-right="none" fo:border-top="none" fo:border-bottom="0.002cm solid #000000">
        <style:background-image/>
      </style:table-cell-properties>
    </style:style>
    <style:style style:name="Таблица1.C3" style:family="table-cell">
      <style:table-cell-properties fo:background-color="#ffcccc" fo:padding="0.097cm" fo:border-left="0.002cm solid #000000" fo:border-right="0.002cm solid #000000" fo:border-top="none" fo:border-bottom="0.002cm solid #000000">
        <style:background-image/>
      </style:table-cell-properties>
    </style:style>
    <style:style style:name="Таблица1.A4" style:family="table-cell">
      <style:table-cell-properties fo:padding="0.097cm" fo:border="0.002cm solid #000000"/>
    </style:style>
    <style:style style:name="Таблица1.B4" style:family="table-cell">
      <style:table-cell-properties fo:padding="0.097cm" fo:border-left="0.002cm solid #000000" fo:border-right="none" fo:border-top="none" fo:border-bottom="0.002cm solid #000000"/>
    </style:style>
    <style:style style:name="Таблица1.C5" style:family="table-cell">
      <style:table-cell-properties fo:padding="0.097cm" fo:border-left="0.002cm solid #000000" fo:border-right="0.002cm solid #000000" fo:border-top="none" fo:border-bottom="0.002cm solid #000000"/>
    </style:style>
    <style:style style:name="Таблица2" style:family="table">
      <style:table-properties style:width="17.013cm" fo:margin-left="0cm" fo:margin-right="-0.012cm" fo:break-before="page" table:align="margins"/>
    </style:style>
    <style:style style:name="Таблица2.A" style:family="table-column">
      <style:table-column-properties style:column-width="8.811cm" style:rel-column-width="4995*"/>
    </style:style>
    <style:style style:name="Таблица2.B" style:family="table-column">
      <style:table-column-properties style:column-width="8.202cm" style:rel-column-width="4650*"/>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style:font-size-asian="10pt" style:font-size-complex="10pt"/>
    </style:style>
    <style:style style:name="P2" style:family="paragraph" style:parent-style-name="Standard">
      <style:text-properties style:use-window-font-color="tru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normal" style:font-weight-asian="normal" style:font-weight-complex="normal"/>
    </style:style>
    <style:style style:name="P6" style:family="paragraph" style:parent-style-name="Text_20_body">
      <style:text-properties style:use-window-font-color="true" fo:language="ru" fo:country="RU"/>
    </style:style>
    <style:style style:name="P7" style:family="paragraph" style:parent-style-name="Text_20_body">
      <style:paragraph-properties fo:break-before="page"/>
      <style:text-properties fo:font-weight="normal" style:font-weight-asian="normal" style:font-weight-complex="normal"/>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fo:font-weight="bold" style:font-size-asian="10pt" style:font-weight-asian="bold" style:font-size-complex="10pt" style:font-weight-complex="bold"/>
    </style:style>
    <style:style style:name="P10" style:family="paragraph" style:parent-style-name="Table_20_Contents">
      <style:text-properties fo:font-size="10pt" fo:font-weight="bold" fo:background-color="transparent" style:font-size-asian="10pt" style:font-weight-asian="bold" style:font-size-complex="10pt" style:font-weight-complex="bold"/>
    </style:style>
    <style:style style:name="P11" style:family="paragraph" style:parent-style-name="Table_20_Contents">
      <style:text-properties fo:font-size="10pt" fo:language="ru" fo:country="RU" fo:font-weight="bold" style:font-size-asian="10pt" style:font-weight-asian="bold" style:font-size-complex="10pt" style:font-weight-complex="bold"/>
    </style:style>
    <style:style style:name="P12" style:family="paragraph" style:parent-style-name="Table_20_Contents">
      <style:text-properties style:use-window-font-color="true" fo:font-size="10pt" fo:font-weight="bold" fo:background-color="transparent" style:font-size-asian="10pt" style:font-weight-asian="bold" style:font-size-complex="10pt" style:font-weight-complex="bold"/>
    </style:style>
    <style:style style:name="P13" style:family="paragraph" style:parent-style-name="Table_20_Contents">
      <style:paragraph-properties fo:background-color="transparent">
        <style:background-image/>
      </style:paragraph-properties>
      <style:text-properties fo:font-size="10pt" fo:font-weight="bold" fo:background-color="transparent" style:font-size-asian="10pt" style:font-weight-asian="bold" style:font-size-complex="10pt" style:font-weight-complex="bold"/>
    </style:style>
    <style:style style:name="P14" style:family="paragraph" style:parent-style-name="Text_20_body">
      <style:text-properties style:use-window-font-color="true"/>
    </style:style>
    <style:style style:name="P15" style:family="paragraph" style:parent-style-name="Text_20_body" style:list-style-name="список_20_перечисление">
      <style:text-properties style:use-window-font-color="true"/>
    </style:style>
    <style:style style:name="P16" style:family="paragraph" style:parent-style-name="Text_20_body">
      <style:text-properties style:use-window-font-color="true" fo:font-weight="bold" style:font-weight-asian="bold" style:font-weight-complex="bold"/>
    </style:style>
    <style:style style:name="P17" style:family="paragraph" style:parent-style-name="Text_20_body">
      <style:text-properties style:use-window-font-color="true" fo:font-weight="normal" style:font-weight-asian="normal" style:font-weight-complex="normal"/>
    </style:style>
    <style:style style:name="P18" style:family="paragraph" style:parent-style-name="Text_20_body" style:list-style-name="диалог">
      <style:text-properties style:use-window-font-color="true" fo:font-weight="normal" style:font-weight-asian="normal" style:font-weight-complex="normal"/>
    </style:style>
    <style:style style:name="P19" style:family="paragraph" style:parent-style-name="Text_20_body">
      <style:text-properties style:use-window-font-color="true" fo:language="ru" fo:country="RU"/>
    </style:style>
    <style:style style:name="P20" style:family="paragraph" style:parent-style-name="Text_20_body">
      <style:text-properties style:use-window-font-color="true" fo:language="ru" fo:country="RU" fo:font-weight="normal" style:font-weight-asian="normal" style:font-weight-complex="normal"/>
    </style:style>
    <style:style style:name="P21" style:family="paragraph" style:parent-style-name="Text_20_body" style:list-style-name="диалог">
      <style:text-properties style:use-window-font-color="true" fo:language="ru" fo:country="RU" fo:font-weight="normal" style:font-weight-asian="normal" style:font-weight-complex="normal"/>
    </style:style>
    <style:style style:name="P22" style:family="paragraph" style:parent-style-name="Text_20_body">
      <style:paragraph-properties fo:text-align="start" style:justify-single-word="false"/>
      <style:text-properties style:use-window-font-color="true" fo:language="ru" fo:country="RU" fo:font-weight="normal" style:font-weight-asian="normal" style:font-weight-complex="normal"/>
    </style:style>
    <style:style style:name="P23" style:family="paragraph" style:parent-style-name="Text_20_body" style:list-style-name="L1">
      <style:text-properties style:use-window-font-color="true" fo:language="ru" fo:country="RU" fo:font-weight="normal" style:font-weight-asian="normal" style:font-weight-complex="normal"/>
    </style:style>
    <style:style style:name="P24" style:family="paragraph" style:parent-style-name="Text_20_body">
      <style:text-properties style:use-window-font-color="true" fo:language="ru" fo:country="RU" fo:font-weight="bold" style:font-weight-asian="bold" style:font-weight-complex="bold"/>
    </style:style>
    <style:style style:name="P25" style:family="paragraph" style:parent-style-name="Text_20_body" style:list-style-name="диалог">
      <style:text-properties style:use-window-font-color="true" fo:language="ru" fo:country="RU"/>
    </style:style>
    <style:style style:name="P26" style:family="paragraph" style:parent-style-name="Text_20_body">
      <style:paragraph-properties fo:hyphenation-ladder-count="no-limit"/>
      <style:text-properties style:use-window-font-color="true" fo:language="ru" fo:country="RU" fo:hyphenate="true" fo:hyphenation-remain-char-count="2" fo:hyphenation-push-char-count="2"/>
    </style:style>
    <style:style style:name="P27" style:family="paragraph" style:parent-style-name="Text_20_body">
      <style:paragraph-properties fo:text-align="start"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28" style:family="paragraph" style:parent-style-name="Text_20_body">
      <style:paragraph-properties fo:text-align="start" style:justify-single-word="false"/>
      <style:text-properties style:use-window-font-color="true" fo:language="ru" fo:country="RU" fo:font-style="normal" style:text-underline-style="none" fo:font-weight="normal"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style:use-window-font-color="true" fo:language="ru" fo:country="RU" fo:font-style="normal" style:text-underline-style="solid" style:text-underline-width="auto" style:text-underline-color="font-color" fo:font-weight="normal"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style:use-window-font-color="true" fo:language="ru" fo:country="RU" fo:font-style="normal" style:text-underline-style="solid" style:text-underline-width="auto" style:text-underline-color="font-color" fo:font-weight="bold" style:font-style-asian="normal" style:font-weight-asian="bold" style:font-style-complex="normal" style:font-weight-complex="bold"/>
    </style:style>
    <style:style style:name="P31" style:family="paragraph" style:parent-style-name="Text_20_body" style:list-style-name="диалог">
      <style:text-properties style:use-window-font-color="true"/>
    </style:style>
    <style:style style:name="P32" style:family="paragraph" style:parent-style-name="Text_20_body">
      <style:text-properties fo:font-weight="normal" style:font-weight-asian="normal" style:font-weight-complex="normal"/>
    </style:style>
    <style:style style:name="P33" style:family="paragraph" style:parent-style-name="Text_20_body" style:list-style-name="диалог">
      <style:text-properties fo:font-weight="normal" style:font-weight-asian="normal"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list-style-name="диалог"/>
    <style:style style:name="P36" style:family="paragraph" style:parent-style-name="Text_20_body">
      <style:paragraph-properties fo:text-align="start" style:justify-single-word="false"/>
    </style:style>
    <style:style style:name="P37" style:family="paragraph" style:parent-style-name="Text_20_body">
      <style:paragraph-properties fo:break-before="page"/>
      <style:text-properties style:use-window-font-color="true"/>
    </style:style>
    <style:style style:name="P38" style:family="paragraph" style:parent-style-name="Text_20_body">
      <style:paragraph-properties fo:break-before="page"/>
      <style:text-properties style:use-window-font-color="true" fo:language="ru" fo:country="RU"/>
    </style:style>
    <style:style style:name="P39" style:family="paragraph" style:parent-style-name="Text_20_body">
      <style:paragraph-properties fo:text-align="start" style:justify-single-word="false" fo:break-before="page"/>
      <style:text-properties style:use-window-font-color="true" fo:language="ru" fo:country="RU" fo:font-weight="normal" style:font-weight-asian="normal" style:font-weight-complex="normal"/>
    </style:style>
    <style:style style:name="P40" style:family="paragraph" style:parent-style-name="Text_20_body" style:master-page-name="">
      <style:paragraph-properties fo:hyphenation-ladder-count="no-limit" style:page-number="auto"/>
      <style:text-properties style:use-window-font-color="true" fo:language="ru" fo:country="RU" fo:hyphenate="true" fo:hyphenation-remain-char-count="2" fo:hyphenation-push-char-count="2"/>
    </style:style>
    <style:style style:name="P41" style:family="paragraph" style:parent-style-name="Standard" style:list-style-name="диалог"/>
    <style:style style:name="P42" style:family="paragraph" style:parent-style-name="Standard" style:list-style-name="List_20_1">
      <style:paragraph-properties fo:break-before="page"/>
      <style:text-properties style:use-window-font-color="true"/>
    </style:style>
    <style:style style:name="P43" style:family="paragraph" style:parent-style-name="Heading_20_2">
      <style:paragraph-properties fo:break-before="page"/>
    </style:style>
    <style:style style:name="P44" style:family="paragraph" style:parent-style-name="Heading_20_3">
      <style:paragraph-properties fo:break-before="page"/>
    </style:style>
    <style:style style:name="P45" style:family="paragraph" style:parent-style-name="Heading_20_3">
      <style:paragraph-properties fo:break-before="page"/>
      <style:text-properties style:use-window-font-color="true" fo:language="ru" fo:country="RU"/>
    </style:style>
    <style:style style:name="P46" style:family="paragraph" style:parent-style-name="Heading_20_3">
      <style:paragraph-properties fo:break-before="page"/>
      <style:text-properties style:use-window-font-color="true" fo:language="ru" fo:country="RU" fo:font-weight="bold" style:font-weight-asian="bold" style:font-weight-complex="bold"/>
    </style:style>
    <style:style style:name="P47" style:family="paragraph" style:parent-style-name="Heading_20_4">
      <style:text-properties style:use-window-font-color="true" fo:language="ru" fo:country="RU"/>
    </style:style>
    <style:style style:name="P48" style:family="paragraph" style:parent-style-name="Heading_20_4">
      <style:text-properties style:use-window-font-color="true" fo:language="ru" fo:country="RU" fo:font-weight="bold" style:font-weight-asian="bold" style:font-weight-complex="bold"/>
    </style:style>
    <style:style style:name="P49" style:family="paragraph" style:parent-style-name="Heading_20_4">
      <style:paragraph-properties fo:text-align="start" style:justify-single-word="false"/>
      <style:text-properties style:use-window-font-color="true" fo:language="ru" fo:country="RU" fo:font-weight="normal" style:font-weight-asian="normal" style:font-weight-complex="normal"/>
    </style:style>
    <style:style style:name="P50" style:family="paragraph" style:parent-style-name="Heading_20_4">
      <style:text-properties fo:font-weight="bold" style:font-weight-asian="bold" style:font-weight-complex="bold"/>
    </style:style>
    <style:style style:name="P51" style:family="paragraph" style:parent-style-name="Heading_20_4">
      <style:paragraph-properties fo:break-before="page"/>
    </style:style>
    <style:style style:name="P52" style:family="paragraph" style:parent-style-name="Heading_20_4">
      <style:paragraph-properties fo:break-before="page"/>
      <style:text-properties style:use-window-font-color="true" fo:language="ru" fo:country="RU"/>
    </style:style>
    <style:style style:name="T1" style:family="text">
      <style:text-properties style:use-window-font-color="true"/>
    </style:style>
    <style:style style:name="T2" style:family="text">
      <style:text-properties style:use-window-font-color="true" fo:font-style="italic" style:font-style-asian="italic" style:font-style-complex="italic"/>
    </style:style>
    <style:style style:name="T3" style:family="text">
      <style:text-properties style:use-window-font-color="true" fo:font-style="normal" style:font-style-asian="normal" style:font-style-complex="normal"/>
    </style:style>
    <style:style style:name="T4" style:family="text">
      <style:text-properties style:use-window-font-color="true" fo:language="ru" fo:country="RU"/>
    </style:style>
    <style:style style:name="T5" style:family="text">
      <style:text-properties style:use-window-font-color="true" fo:language="ru" fo:country="RU" fo:font-style="italic" style:font-style-asian="italic" style:font-style-complex="italic"/>
    </style:style>
    <style:style style:name="T6" style:family="text">
      <style:text-properties style:use-window-font-color="true" fo:language="ru" fo:country="RU" fo:font-style="italic" fo:font-weight="normal" style:font-style-asian="italic" style:font-weight-asian="normal" style:font-style-complex="italic" style:font-weight-complex="normal"/>
    </style:style>
    <style:style style:name="T7" style:family="text">
      <style:text-properties style:use-window-font-color="true" fo:language="ru" fo:country="RU" fo:font-style="italic" style:text-underline-style="none" fo:font-weight="normal" style:font-style-asian="italic" style:font-weight-asian="normal" style:font-style-complex="italic" style:font-weight-complex="normal"/>
    </style:style>
    <style:style style:name="T8" style:family="text">
      <style:text-properties style:use-window-font-color="true" fo:language="ru" fo:country="RU" fo:font-weight="normal" style:font-weight-asian="normal" style:font-weight-complex="normal"/>
    </style:style>
    <style:style style:name="T9" style:family="text">
      <style:text-properties style:use-window-font-color="true" fo:language="ru" fo:country="RU" fo:font-style="normal" fo:font-weight="normal" style:font-style-asian="normal" style:font-weight-asian="normal" style:font-style-complex="normal" style:font-weight-complex="normal"/>
    </style:style>
    <style:style style:name="T10" style:family="text">
      <style:text-properties style:use-window-font-color="true" fo:language="ru" fo:country="RU" fo:font-style="normal" style:text-underline-style="none" fo:font-weight="normal" style:font-style-asian="normal" style:font-weight-asian="normal" style:font-style-complex="normal" style:font-weight-complex="normal"/>
    </style:style>
    <style:style style:name="T11" style:family="text">
      <style:text-properties style:use-window-font-color="true" fo:language="ru" fo:country="RU" fo:font-style="normal" style:text-underline-style="solid" style:text-underline-width="auto" style:text-underline-color="font-color" fo:font-weight="normal" style:font-style-asian="normal" style:font-weight-asian="normal" style:font-style-complex="normal" style:font-weight-complex="normal"/>
    </style:style>
    <style:style style:name="T12" style:family="text">
      <style:text-properties style:use-window-font-color="true" fo:language="ru" fo:country="RU" fo:font-weight="bold" style:font-weight-asian="bold" style:font-weight-complex="bold"/>
    </style:style>
    <style:style style:name="T13" style:family="text">
      <style:text-properties style:use-window-font-color="true" fo:language="ru" fo:country="RU" style:text-underline-style="none"/>
    </style:style>
    <style:style style:name="T14" style:family="text">
      <style:text-properties style:use-window-font-color="true" fo:language="ru" fo:country="RU" style:text-underline-style="none" fo:font-weight="normal" style:font-weight-asian="normal" style:font-weight-complex="normal"/>
    </style:style>
    <style:style style:name="T15" style:family="text">
      <style:text-properties style:use-window-font-color="true" fo:language="en" fo:country="US"/>
    </style:style>
    <style:style style:name="T16" style:family="text">
      <style:text-properties style:use-window-font-color="true" style:font-name="Verdana4" fo:font-size="11pt" fo:language="ru" fo:country="RU" style:font-size-asian="11pt" style:font-size-complex="11pt"/>
    </style:style>
    <style:style style:name="T17" style:family="text">
      <style:text-properties style:use-window-font-color="true" fo:font-weight="normal" style:font-weight-asian="normal" style:font-weight-complex="normal"/>
    </style:style>
    <style:style style:name="T18" style:family="text">
      <style:text-properties fo:language="ru" fo:country="RU"/>
    </style:style>
    <style:style style:name="T19" style:family="text">
      <style:text-properties fo:language="ru" fo:country="RU" fo:font-style="italic" style:font-style-asian="italic" style:font-style-complex="italic"/>
    </style:style>
    <style:style style:name="T20" style:family="text">
      <style:text-properties fo:language="ru" fo:country="RU" fo:font-weight="normal" style:font-weight-asian="normal" style:font-weight-complex="normal"/>
    </style:style>
    <style:style style:name="T21" style:family="text">
      <style:text-properties fo:font-style="italic"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weight="bold" style:font-weight-asian="bold" style:font-weight-complex="bold"/>
    </style:style>
    <style:style style:name="T25" style:family="text">
      <style:text-properties fo:language="en" fo:country="US" fo:font-style="italic" style:font-style-asian="italic" style:font-style-complex="italic"/>
    </style:style>
    <style:style style:name="T26" style:family="text">
      <style:text-properties fo:font-weight="normal" style:font-weight-asian="normal" style:font-weight-complex="normal"/>
    </style:style>
    <style:style style:name="T27" style:family="text">
      <style:text-properties fo:font-variant="normal" fo:text-transform="none" fo:color="#000000" style:font-name="Verdana4" fo:font-size="11pt" fo:letter-spacing="normal" fo:language="ru" fo:country="RU" fo:font-style="normal" fo:font-weight="normal" style:font-size-asian="11pt" style:font-size-complex="11pt"/>
    </style:style>
    <style:style style:name="T28" style:family="text">
      <style:text-properties fo:font-variant="normal" fo:text-transform="none" fo:color="#000000" style:font-name="Verdana4" fo:font-size="11pt" fo:letter-spacing="normal" fo:language="ru" fo:country="RU" fo:font-style="normal" style:font-size-asian="11pt" style:font-size-complex="11pt"/>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style:font-name="Verdana4" fo:font-size="11pt" fo:language="ru" fo:country="RU"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0">Похвала</text:p>
          </table:table-cell>
          <table:table-cell table:style-name="Таблица1.A1" office:value-type="string">
            <text:p text:style-name="P8">Переизбыток</text:p>
            <text:p text:style-name="P8"><text:a xlink:type="simple" xlink:href="https://mel.fm/problema_i_resheniye/1738065-real_loser" text:style-name="Internet_20_link" text:visited-style-name="Visited_20_Internet_20_Link">переоценка</text:a> (2)</text:p>
            <text:p text:style-name="P8"><text:a xlink:type="simple" xlink:href="https://mel.fm/problema_i_resheniye/1738065-real_loser" text:style-name="Internet_20_link" text:visited-style-name="Visited_20_Internet_20_Link">перехваливание</text:a> (1)</text:p>
          </table:table-cell>
          <table:table-cell table:style-name="Таблица1.C1" office:value-type="string">
            <text:p text:style-name="P8">Недостаток</text:p>
            <text:p text:style-name="P8"><text:a xlink:type="simple" xlink:href="https://mel.fm/detskaya_psikhologiya/4256038-no_talent" text:style-name="Internet_20_link" text:visited-style-name="Visited_20_Internet_20_Link">отсутствие похвалы</text:a> (3)</text:p>
            <text:p text:style-name="P8"><text:a xlink:type="simple" xlink:href="https://mel.fm/detskaya_psikhologiya/379152-unemployed" text:style-name="Internet_20_link" text:visited-style-name="Visited_20_Internet_20_Link">непоощрение</text:a> (3)</text:p>
            <text:p text:style-name="P8"><text:a xlink:type="simple" xlink:href="https://mel.fm/detskaya_psikhologiya/9572130-harmful_advice" text:style-name="Internet_20_link" text:visited-style-name="Visited_20_Internet_20_Link">но вот если бы</text:a> (5)</text:p>
            <text:p text:style-name="P8"><text:a xlink:type="simple" xlink:href="https://mel.fm/problema_i_resheniye/1738065-real_loser" text:style-name="Internet_20_link" text:visited-style-name="Visited_20_Internet_20_Link">сравнение</text:a> (3)</text:p>
          </table:table-cell>
        </table:table-row>
        <table:table-row>
          <table:table-cell table:style-name="Таблица1.A2" office:value-type="string">
            <text:p text:style-name="P12">Благодарность</text:p>
          </table:table-cell>
          <table:table-cell table:style-name="Таблица1.A1" office:value-type="string">
            <text:p text:style-name="P1">Переизбыток</text:p>
            <text:p text:style-name="P1"><text:a xlink:type="simple" xlink:href="https://mel.fm/vospitaniye/1529706-money_fix" text:style-name="Internet_20_link" text:visited-style-name="Visited_20_Internet_20_Link">оплата за труды</text:a> (1, 2)</text:p>
          </table:table-cell>
          <table:table-cell table:style-name="Таблица1.C1" office:value-type="string">
            <text:p text:style-name="P8">Недостаток </text:p>
            <text:p text:style-name="P8"><text:a xlink:type="simple" xlink:href="https://mel.fm/otnosheniya_s_detmi/3061458-rudeness" text:style-name="Internet_20_link" text:visited-style-name="Visited_20_Internet_20_Link">как должное</text:a> (3)</text:p>
            <text:p text:style-name="P8">упреки </text:p>
          </table:table-cell>
        </table:table-row>
        <table:table-row>
          <table:table-cell table:style-name="Таблица1.A2" office:value-type="string">
            <text:p text:style-name="P13">Контроль</text:p>
          </table:table-cell>
          <table:table-cell table:style-name="Таблица1.A2" office:value-type="string">
            <text:p text:style-name="P8">Переизбыток</text:p>
            <text:p text:style-name="P8">Запреты</text:p>
            <text:p text:style-name="P8"><text:a xlink:type="simple" xlink:href="https://mel.fm/otnosheniya-v-semye/8973021-control_freak" text:style-name="Internet_20_link" text:visited-style-name="Visited_20_Internet_20_Link">правила</text:a> (1)</text:p>
            <text:p text:style-name="P8"><text:a xlink:type="simple" xlink:href="https://mel.fm/otnosheniya-v-semye/8973021-control_freak" text:style-name="Internet_20_link" text:visited-style-name="Visited_20_Internet_20_Link">опасность</text:a> (3)</text:p>
            <text:p text:style-name="P8"><text:a xlink:type="simple" xlink:href="https://mel.fm/detskaya_psikhologiya/379152-unemployed" text:style-name="Internet_20_link" text:visited-style-name="Visited_20_Internet_20_Link">сверхконтроль</text:a> (4)</text:p>
          </table:table-cell>
          <table:table-cell table:style-name="Таблица1.C3" office:value-type="string">
            <text:p text:style-name="P8">Недостаток</text:p>
            <text:p text:style-name="P8">свобода</text:p>
          </table:table-cell>
        </table:table-row>
        <table:table-row>
          <table:table-cell table:style-name="Таблица1.A4" office:value-type="string">
            <text:p text:style-name="P9">Внимание</text:p>
            <text:p text:style-name="P9"><text:a xlink:type="simple" xlink:href="https://mel.fm/detskaya_psikhologiya/4801673-good-boy" text:style-name="Internet_20_link" text:visited-style-name="Visited_20_Internet_20_Link">научить распознавать чувства</text:a> (5)</text:p>
          </table:table-cell>
          <table:table-cell table:style-name="Таблица1.B4" office:value-type="string">
            <text:p text:style-name="P8">Переизбыток</text:p>
            <text:p text:style-name="P8"><text:a xlink:type="simple" xlink:href="https://mel.fm/detskaya_psikhologiya/9461235-relations" text:style-name="Internet_20_link" text:visited-style-name="Visited_20_Internet_20_Link">нарушение личных границ</text:a> (3)</text:p>
          </table:table-cell>
          <table:table-cell table:style-name="Таблица1.A4" office:value-type="string">
            <text:p text:style-name="P8">Недостаток </text:p>
            <text:p text:style-name="P8"><text:a xlink:type="simple" xlink:href="https://mel.fm/detskaya_psikhologiya/9461235-relations" text:style-name="Internet_20_link" text:visited-style-name="Visited_20_Internet_20_Link">равнодушие</text:a> (4)</text:p>
            <text:p text:style-name="P8"><text:a xlink:type="simple" xlink:href="https://mel.fm/otnosheniya-v-semye/8973021-control_freak" text:style-name="Internet_20_link" text:visited-style-name="Visited_20_Internet_20_Link">неумение слушать</text:a> (2)</text:p>
            <text:p text:style-name="P8"><text:a xlink:type="simple" xlink:href="https://mel.fm/detskaya_psikhologiya/9572130-harmful_advice" text:style-name="Internet_20_link" text:visited-style-name="Visited_20_Internet_20_Link">безучастие</text:a> (6)</text:p>
            <text:p text:style-name="P8"><text:a xlink:type="simple" xlink:href="https://mel.fm/detskaya_psikhologiya/671895-greed" text:style-name="Internet_20_link" text:visited-style-name="Visited_20_Internet_20_Link">неприоритетность</text:a> (4)</text:p>
            <text:p text:style-name="P8"><text:a xlink:type="simple" xlink:href="https://mel.fm/vospitaniye/1529706-money_fix" text:style-name="Internet_20_link" text:visited-style-name="Visited_20_Internet_20_Link">деньги вместо внимания</text:a> (5)</text:p>
          </table:table-cell>
        </table:table-row>
        <table:table-row>
          <table:table-cell table:style-name="Таблица1.B4" office:value-type="string">
            <text:p text:style-name="P11">Взаимодействия внутри семьи</text:p>
          </table:table-cell>
          <table:table-cell table:style-name="Таблица1.B4" office:value-type="string">
            <text:p text:style-name="P8">Соперничество</text:p>
          </table:table-cell>
          <table:table-cell table:style-name="Таблица1.C5" office:value-type="string">
            <text:p text:style-name="P8"><text:a xlink:type="simple" xlink:href="https://mel.fm/detskaya_psikhologiya/9572130-harmful_advice" text:style-name="Internet_20_link" text:visited-style-name="Visited_20_Internet_20_Link">Коалиция</text:a> (1)</text:p>
            <text:p text:style-name="P8"/>
          </table:table-cell>
        </table:table-row>
        <text:soft-page-break/>
        <table:table-row>
          <table:table-cell table:style-name="Таблица1.A2" table:number-rows-spanned="2" office:value-type="string">
            <text:p text:style-name="P11">Вежливость и доброта</text:p>
            <text:p text:style-name="P11"><text:a xlink:type="simple" xlink:href="https://mel.fm/detskaya_psikhologiya/4801673-good-boy" text:style-name="Internet_20_link" text:visited-style-name="Visited_20_Internet_20_Link">ответ на агрессию</text:a> (1)</text:p>
            <text:p text:style-name="P11"><text:a xlink:type="simple" xlink:href="https://mel.fm/detskaya_psikhologiya/4801673-good-boy" text:style-name="Internet_20_link" text:visited-style-name="Visited_20_Internet_20_Link">поставить ребенка на место кого-то</text:a> (2)</text:p>
            <text:p text:style-name="P11"><text:a xlink:type="simple" xlink:href="https://mel.fm/sovet_psikhologa/3670528-graduating_class" text:style-name="Internet_20_link" text:visited-style-name="Visited_20_Internet_20_Link">доброжелательность</text:a> (5)</text:p>
          </table:table-cell>
          <table:table-cell table:style-name="Таблица1.A2" office:value-type="string">
            <text:p text:style-name="P8">Переизбыток</text:p>
            <text:p text:style-name="P8"><text:a xlink:type="simple" xlink:href="https://mel.fm/otnosheniya_s_detmi/3061458-rudeness" text:style-name="Internet_20_link" text:visited-style-name="Visited_20_Internet_20_Link">лицемерие</text:a> (4)</text:p>
            <text:p text:style-name="P8"/>
          </table:table-cell>
          <table:table-cell table:style-name="Таблица1.C3" office:value-type="string">
            <text:p text:style-name="P8">Недостаток</text:p>
            <text:p text:style-name="P8"><text:a xlink:type="simple" xlink:href="https://mel.fm/otnosheniya_s_detmi/3061458-rudeness" text:style-name="Internet_20_link" text:visited-style-name="Visited_20_Internet_20_Link">хамство</text:a> (1, 2)</text:p>
          </table:table-cell>
        </table:table-row>
        <table:table-row>
          <table:covered-table-cell/>
          <table:table-cell table:style-name="Таблица1.C5" table:number-columns-spanned="2" office:value-type="string">
            <text:p text:style-name="P8"/>
            <text:p text:style-name="P8"><text:a xlink:type="simple" xlink:href="https://mel.fm/otnosheniya_s_detmi/3061458-rudeness" text:style-name="Internet_20_link" text:visited-style-name="Visited_20_Internet_20_Link">ориентир на общественное мнение</text:a> (5)</text:p>
          </table:table-cell>
          <table:covered-table-cell/>
        </table:table-row>
        <table:table-row>
          <table:table-cell table:style-name="Таблица1.B4" office:value-type="string">
            <text:p text:style-name="P9">Внесемейные отношения</text:p>
          </table:table-cell>
          <table:table-cell table:style-name="Таблица1.B4" office:value-type="string">
            <text:p text:style-name="P8">Переизбыток</text:p>
            <text:p text:style-name="P8">Соперничество</text:p>
          </table:table-cell>
          <table:table-cell table:style-name="Таблица1.C5" office:value-type="string">
            <text:p text:style-name="P8">Недостаток</text:p>
            <text:p text:style-name="P8"><text:a xlink:type="simple" xlink:href="https://mel.fm/detskaya_psikhologiya/9572130-harmful_advice" text:style-name="Internet_20_link" text:visited-style-name="Visited_20_Internet_20_Link">Сомнения в друзьях</text:a> (2)</text:p>
            <text:p text:style-name="P8"><text:a xlink:type="simple" xlink:href="https://mel.fm/problema_i_resheniye/1738065-real_loser" text:style-name="Internet_20_link" text:visited-style-name="Visited_20_Internet_20_Link">изоляция</text:a> (7)</text:p>
            <text:p text:style-name="P8">запрет на общение с друзьями</text:p>
            <text:p text:style-name="P8"><text:a xlink:type="simple" xlink:href="https://mel.fm/problema_i_resheniye/1738065-real_loser" text:style-name="Internet_20_link" text:visited-style-name="Visited_20_Internet_20_Link">сомнение в соц-навыках</text:a> (5)</text:p>
          </table:table-cell>
        </table:table-row>
        <table:table-row>
          <table:table-cell table:style-name="Таблица1.B4" office:value-type="string">
            <text:p text:style-name="P9">Помощь</text:p>
            <text:p text:style-name="P9"><text:a xlink:type="simple" xlink:href="https://mel.fm/sovet_psikhologa/3670528-graduating_class" text:style-name="Internet_20_link" text:visited-style-name="Visited_20_Internet_20_Link">определить приоритеты</text:a> (2)</text:p>
            <text:p text:style-name="P9"><text:a xlink:type="simple" xlink:href="https://mel.fm/sovet_psikhologa/3670528-graduating_class" text:style-name="Internet_20_link" text:visited-style-name="Visited_20_Internet_20_Link">запасные варианты</text:a> (6)</text:p>
          </table:table-cell>
          <table:table-cell table:style-name="Таблица1.B4" office:value-type="string">
            <text:p text:style-name="P8">Переизбыток</text:p>
            <text:p text:style-name="P8">развитие несамостоятельности</text:p>
          </table:table-cell>
          <table:table-cell table:style-name="Таблица1.A4" office:value-type="string">
            <text:p text:style-name="P8">Недостаток</text:p>
            <text:p text:style-name="P8"><text:a xlink:type="simple" xlink:href="https://mel.fm/problema_i_resheniye/1738065-real_loser" text:style-name="Internet_20_link" text:visited-style-name="Visited_20_Internet_20_Link">создание ощущения провала</text:a> (4)</text:p>
            <text:p text:style-name="P8"><text:a xlink:type="simple" xlink:href="https://mel.fm/otnosheniya_s_detmi/529837-roditelsky-pofigizm" text:style-name="Internet_20_link" text:visited-style-name="Visited_20_Internet_20_Link">«сам разберется»</text:a> (4)</text:p>
          </table:table-cell>
        </table:table-row>
        <table:table-row>
          <table:table-cell table:style-name="Таблица1.B4" office:value-type="string">
            <text:p text:style-name="P9">Наказание</text:p>
          </table:table-cell>
          <table:table-cell table:style-name="Таблица1.B4" office:value-type="string">
            <text:p text:style-name="P8">Переизбыток</text:p>
            <text:p text:style-name="P8"><text:a xlink:type="simple" xlink:href="https://mel.fm/detskaya_psikhologiya/3907854-frighten" text:style-name="Internet_20_link" text:visited-style-name="Visited_20_Internet_20_Link">страх</text:a> (3)</text:p>
            <text:p text:style-name="P8"><text:a xlink:type="simple" xlink:href="https://mel.fm/detskaya_psikhologiya/3907854-frighten" text:style-name="Internet_20_link" text:visited-style-name="Visited_20_Internet_20_Link">угрозы</text:a> (1)</text:p>
            <text:p text:style-name="P8"><text:a xlink:type="simple" xlink:href="https://mel.fm/detskaya_psikhologiya/3907854-frighten" text:style-name="Internet_20_link" text:visited-style-name="Visited_20_Internet_20_Link">не любить</text:a> (2)</text:p>
          </table:table-cell>
          <table:table-cell table:style-name="Таблица1.C5" office:value-type="string">
            <text:p text:style-name="P8">Недостаток</text:p>
            <text:p text:style-name="P8">безнаказанность</text:p>
          </table:table-cell>
        </table:table-row>
        <table:table-row>
          <table:table-cell table:style-name="Таблица1.B4" office:value-type="string">
            <text:p text:style-name="P9">Защита и забота</text:p>
            <text:p text:style-name="P9"><text:a xlink:type="simple" xlink:href="https://mel.fm/sovet_psikhologa/9467813-childrens_anger" text:style-name="Internet_20_link" text:visited-style-name="Visited_20_Internet_20_Link">дать выпустить пар</text:a></text:p>
            <text:p text:style-name="P9"><text:soft-page-break/></text:p>
          </table:table-cell>
          <table:table-cell table:style-name="Таблица1.B4" office:value-type="string">
            <text:p text:style-name="P8">Переизбыток</text:p>
            <text:p text:style-name="P8">развитие неспособности <text:soft-page-break/>постоять за себя</text:p>
          </table:table-cell>
          <table:table-cell table:style-name="Таблица1.C5" office:value-type="string">
            <text:p text:style-name="P8">Недостаток</text:p>
            <text:p text:style-name="P8"><text:a xlink:type="simple" xlink:href="https://mel.fm/detskaya_psikhologiya/9461235-relations" text:style-name="Internet_20_link" text:visited-style-name="Visited_20_Internet_20_Link">отсутствие защиты</text:a> (1)</text:p>
          </table:table-cell>
        </table:table-row>
        <table:table-row>
          <table:table-cell table:style-name="Таблица1.B4" office:value-type="string">
            <text:p text:style-name="P9">Честность</text:p>
          </table:table-cell>
          <table:table-cell table:style-name="Таблица1.B4" office:value-type="string">
            <text:p text:style-name="P8">Переизбыток</text:p>
            <text:p text:style-name="P8">сверхоткровенность</text:p>
            <text:p text:style-name="P8"><text:a xlink:type="simple" xlink:href="https://mel.fm/detskaya_psikhologiya/9572130-harmful_advice" text:style-name="Internet_20_link" text:visited-style-name="Visited_20_Internet_20_Link">«поверенный»</text:a> (7)</text:p>
          </table:table-cell>
          <table:table-cell table:style-name="Таблица1.C5" office:value-type="string">
            <text:p text:style-name="P8">недостаток</text:p>
            <text:p text:style-name="P8"><text:a xlink:type="simple" xlink:href="https://mel.fm/detskaya_psikhologiya/9461235-relations" text:style-name="Internet_20_link" text:visited-style-name="Visited_20_Internet_20_Link">Нечестность</text:a> (2)</text:p>
            <text:p text:style-name="P8"><text:a xlink:type="simple" xlink:href="https://mel.fm/vospitaniye/1529706-money_fix" text:style-name="Internet_20_link" text:visited-style-name="Visited_20_Internet_20_Link">успех по внешним показателям</text:a> (2)</text:p>
          </table:table-cell>
        </table:table-row>
        <table:table-row>
          <table:table-cell table:style-name="Таблица1.B4" office:value-type="string">
            <text:p text:style-name="P9">Доверие</text:p>
          </table:table-cell>
          <table:table-cell table:style-name="Таблица1.B4" office:value-type="string">
            <text:p text:style-name="P8">Переизбыток</text:p>
            <text:p text:style-name="P8">сверх-доверие</text:p>
          </table:table-cell>
          <table:table-cell table:style-name="Таблица1.C5" office:value-type="string">
            <text:p text:style-name="P8">Недостаток</text:p>
            <text:p text:style-name="P8"><text:a xlink:type="simple" xlink:href="https://mel.fm/otnosheniya-v-semye/8973021-control_freak" text:style-name="Internet_20_link" text:visited-style-name="Visited_20_Internet_20_Link">недоверие</text:a> (4)</text:p>
            <text:p text:style-name="P8"><text:a xlink:type="simple" xlink:href="https://mel.fm/otnosheniya-v-semye/8973021-control_freak" text:style-name="Internet_20_link" text:visited-style-name="Visited_20_Internet_20_Link">проверки</text:a> (5)</text:p>
          </table:table-cell>
        </table:table-row>
        <table:table-row>
          <table:table-cell table:style-name="Таблица1.B4" office:value-type="string">
            <text:p text:style-name="P9">Авторитетность</text:p>
            <text:p text:style-name="P9"><text:a xlink:type="simple" xlink:href="https://mel.fm/mmso/5382607-self_estimate" text:style-name="Internet_20_link" text:visited-style-name="Visited_20_Internet_20_Link">неправым может быть каждый</text:a> (4)</text:p>
          </table:table-cell>
          <table:table-cell table:style-name="Таблица1.B4" office:value-type="string">
            <text:p text:style-name="P8">Переизбыток</text:p>
            <text:p text:style-name="P8">развитие неспособности принимать решения</text:p>
            <text:p text:style-name="P8">«мама все исправит»</text:p>
          </table:table-cell>
          <table:table-cell table:style-name="Таблица1.C5" office:value-type="string">
            <text:p text:style-name="P8">Недостаток</text:p>
            <text:p text:style-name="P8"><text:a xlink:type="simple" xlink:href="https://mel.fm/otnosheniya_s_detmi/529837-roditelsky-pofigizm" text:style-name="Internet_20_link" text:visited-style-name="Visited_20_Internet_20_Link">родитель беспомощный</text:a> (2)</text:p>
            <text:p text:style-name="P8"><text:a xlink:type="simple" xlink:href="https://mel.fm/otnosheniya_s_detmi/529837-roditelsky-pofigizm" text:style-name="Internet_20_link" text:visited-style-name="Visited_20_Internet_20_Link"><text:span text:style-name="T18">без авторитета</text:span></text:a> (3)</text:p>
            <text:p text:style-name="P8"><text:a xlink:type="simple" xlink:href="https://mel.fm/otnosheniya_s_detmi/529837-roditelsky-pofigizm" text:style-name="Internet_20_link" text:visited-style-name="Visited_20_Internet_20_Link">«на меня нельзя расчитывать»</text:a> (5)</text:p>
            <text:p text:style-name="P8"><text:a xlink:type="simple" xlink:href="https://mel.fm/otnosheniya_s_detmi/529837-roditelsky-pofigizm" text:style-name="Internet_20_link" text:visited-style-name="Visited_20_Internet_20_Link">шантаж</text:a> (1)</text:p>
            <text:p text:style-name="P8"><text:a xlink:type="simple" xlink:href="https://mel.fm/otnosheniya_s_detmi/529837-roditelsky-pofigizm" text:style-name="Internet_20_link" text:visited-style-name="Visited_20_Internet_20_Link">советы по важным вопросам</text:a> (6)</text:p>
          </table:table-cell>
        </table:table-row>
        <table:table-row>
          <table:table-cell table:style-name="Таблица1.B4" office:value-type="string">
            <text:p text:style-name="P9">Мотивация</text:p>
            <text:p text:style-name="P9"><text:a xlink:type="simple" xlink:href="https://mel.fm/mmso/5382607-self_estimate" text:style-name="Internet_20_link" text:visited-style-name="Visited_20_Internet_20_Link">успех не главное</text:a> (1)</text:p>
            <text:p text:style-name="P9"><text:a xlink:type="simple" xlink:href="https://mel.fm/mmso/5382607-self_estimate" text:style-name="Internet_20_link" text:visited-style-name="Visited_20_Internet_20_Link"><text:span text:style-name="T18">ошибаться не страшно</text:span></text:a> (2)</text:p>
            <text:p text:style-name="P9"><text:a xlink:type="simple" xlink:href="https://mel.fm/yege/4098562-ege_phrase" text:style-name="Internet_20_link" text:visited-style-name="Visited_20_Internet_20_Link">провал — не стыдно</text:a> (?)</text:p>
            <text:p text:style-name="P9"><text:a xlink:type="simple" xlink:href="https://mel.fm/sovet_psikhologa/3670528-graduating_class" text:style-name="Internet_20_link" text:visited-style-name="Visited_20_Internet_20_Link">не нагнетать</text:a> (1)</text:p>
          </table:table-cell>
          <table:table-cell table:style-name="Таблица1.B4" office:value-type="string">
            <text:p text:style-name="P8">Переизбыток</text:p>
            <text:p text:style-name="P8">принуждение</text:p>
            <text:p text:style-name="P8"><text:a xlink:type="simple" xlink:href="https://mel.fm/detskaya_psikhologiya/379152-unemployed" text:style-name="Internet_20_link" text:visited-style-name="Visited_20_Internet_20_Link">перегрузка</text:a> (1)</text:p>
            <text:p text:style-name="P8"><text:a xlink:type="simple" xlink:href="https://mel.fm/yege/4098562-ege_phrase" text:style-name="Internet_20_link" text:visited-style-name="Visited_20_Internet_20_Link">перегрузка</text:a> (4)</text:p>
          </table:table-cell>
          <table:table-cell table:style-name="Таблица1.C5" office:value-type="string">
            <text:p text:style-name="P8">Недостаток</text:p>
            <text:p text:style-name="P8"><text:a xlink:type="simple" xlink:href="https://mel.fm/detskaya_psikhologiya/9572130-harmful_advice" text:style-name="Internet_20_link" text:visited-style-name="Visited_20_Internet_20_Link">внушение чувства ущербности</text:a> (3)</text:p>
            <text:p text:style-name="P8"><text:a xlink:type="simple" xlink:href="https://mel.fm/problema_i_resheniye/1738065-real_loser" text:style-name="Internet_20_link" text:visited-style-name="Visited_20_Internet_20_Link">сомнение в успехе</text:a> (6)</text:p>
            <text:p text:style-name="P8"><text:a xlink:type="simple" xlink:href="https://mel.fm/vospitaniye/1529706-money_fix" text:style-name="Internet_20_link" text:visited-style-name="Visited_20_Internet_20_Link">все дело в везении</text:a> (4)</text:p>
          </table:table-cell>
        </table:table-row>
        <table:table-row>
          <table:table-cell table:style-name="Таблица1.B4" office:value-type="string">
            <text:p text:style-name="P9">Отношение к интересам и <text:soft-page-break/>склонностям</text:p>
            <text:p text:style-name="P9"><text:a xlink:type="simple" xlink:href="https://mel.fm/sovet_psikhologa/3670528-graduating_class" text:style-name="Internet_20_link" text:visited-style-name="Visited_20_Internet_20_Link">давать время на отдых и развлечения</text:a> (4)</text:p>
          </table:table-cell>
          <table:table-cell table:style-name="Таблица1.B4" office:value-type="string">
            <text:p text:style-name="P8">переизбыток</text:p>
            <text:p text:style-name="P8"><text:soft-page-break/>«занимайся чем хочешь»</text:p>
          </table:table-cell>
          <table:table-cell table:style-name="Таблица1.C5" office:value-type="string">
            <text:p text:style-name="P8">Недостаток</text:p>
            <text:p text:style-name="P8"><text:soft-page-break/><text:a xlink:type="simple" xlink:href="https://mel.fm/detskaya_psikhologiya/4256038-no_talent" text:style-name="Internet_20_link" text:visited-style-name="Visited_20_Internet_20_Link">игнорирование склонностей</text:a> (1, 6)</text:p>
            <text:p text:style-name="P8"><text:a xlink:type="simple" xlink:href="https://mel.fm/detskaya_psikhologiya/4256038-no_talent" text:style-name="Internet_20_link" text:visited-style-name="Visited_20_Internet_20_Link">занят не тем</text:a> (2)</text:p>
            <text:p text:style-name="P8"><text:a xlink:type="simple" xlink:href="https://mel.fm/detskaya_psikhologiya/4256038-no_talent" text:style-name="Internet_20_link" text:visited-style-name="Visited_20_Internet_20_Link"><text:span text:style-name="T18">интересы бесмысленны</text:span></text:a> (4)</text:p>
            <text:p text:style-name="P8"><text:a xlink:type="simple" xlink:href="https://mel.fm/detskaya_psikhologiya/4256038-no_talent" text:style-name="Internet_20_link" text:visited-style-name="Visited_20_Internet_20_Link">запрет иметь хобби</text:a> (5)</text:p>
          </table:table-cell>
        </table:table-row>
        <table:table-row>
          <table:table-cell table:style-name="Таблица1.B4" office:value-type="string">
            <text:p text:style-name="P9">Самостоятельность</text:p>
            <text:p text:style-name="P9"><text:a xlink:type="simple" xlink:href="https://mel.fm/detskaya_psikhologiya/4801673-good-boy" text:style-name="Internet_20_link" text:visited-style-name="Visited_20_Internet_20_Link">предложить принять решение</text:a> (4)</text:p>
          </table:table-cell>
          <table:table-cell table:style-name="Таблица1.B4" office:value-type="string">
            <text:p text:style-name="P8">Переизбыток</text:p>
            <text:p text:style-name="P8">«все сам»</text:p>
            <text:p text:style-name="P8"><text:a xlink:type="simple" xlink:href="https://mel.fm/otnosheniya_s_detmi/1037846-separation" text:style-name="Internet_20_link" text:visited-style-name="Visited_20_Internet_20_Link">не покидай нас</text:a></text:p>
          </table:table-cell>
          <table:table-cell table:style-name="Таблица1.C5" office:value-type="string">
            <text:p text:style-name="P8">Недостаток</text:p>
            <text:p text:style-name="P8">«я сама»</text:p>
            <text:p text:style-name="P8"><text:a xlink:type="simple" xlink:href="https://mel.fm/detskaya_psikhologiya/9572130-harmful_advice" text:style-name="Internet_20_link" text:visited-style-name="Visited_20_Internet_20_Link">запрет быт и деньги</text:a> (4)</text:p>
          </table:table-cell>
        </table:table-row>
        <table:table-row>
          <table:table-cell table:style-name="Таблица1.B4" office:value-type="string">
            <text:p text:style-name="P9">Влияние на восприятие внешности</text:p>
            <text:p text:style-name="P9"><text:a xlink:type="simple" xlink:href="https://mel.fm/mmso/5382607-self_estimate" text:style-name="Internet_20_link" text:visited-style-name="Visited_20_Internet_20_Link">с тобой все в порядке</text:a> (3)</text:p>
          </table:table-cell>
          <table:table-cell table:style-name="Таблица1.B4" office:value-type="string">
            <text:p text:style-name="P8">Переизбыток</text:p>
            <text:p text:style-name="P8"><text:a xlink:type="simple" xlink:href="https://mel.fm/detskaya_psikhologiya/9084531-freak" text:style-name="Internet_20_link" text:visited-style-name="Visited_20_Internet_20_Link">внешность- главное</text:a> (2)</text:p>
            <text:p text:style-name="P8"><text:a xlink:type="simple" xlink:href="https://mel.fm/detskaya_psikhologiya/9084531-freak" text:style-name="Internet_20_link" text:visited-style-name="Visited_20_Internet_20_Link">страх старости</text:a> (6)</text:p>
          </table:table-cell>
          <table:table-cell table:style-name="Таблица1.C5" office:value-type="string">
            <text:p text:style-name="P8">Недостаток</text:p>
            <text:p text:style-name="P8"><text:a xlink:type="simple" xlink:href="https://mel.fm/detskaya_psikhologiya/9084531-freak" text:style-name="Internet_20_link" text:visited-style-name="Visited_20_Internet_20_Link">развитие комплексов</text:a> (1)</text:p>
            <text:p text:style-name="P8"><text:a xlink:type="simple" xlink:href="https://mel.fm/detskaya_psikhologiya/9084531-freak" text:style-name="Internet_20_link" text:visited-style-name="Visited_20_Internet_20_Link">критика внешности</text:a> (3)</text:p>
            <text:p text:style-name="P8"><text:a xlink:type="simple" xlink:href="https://mel.fm/detskaya_psikhologiya/9084531-freak" text:style-name="Internet_20_link" text:visited-style-name="Visited_20_Internet_20_Link">противоречия</text:a> (5)</text:p>
          </table:table-cell>
        </table:table-row>
        <table:table-row>
          <table:table-cell table:style-name="Таблица1.B4" office:value-type="string">
            <text:p text:style-name="P9">Оперирование опытом</text:p>
            <text:p text:style-name="P9"><text:a xlink:type="simple" xlink:href="https://mel.fm/mmso/5382607-self_estimate" text:style-name="Internet_20_link" text:visited-style-name="Visited_20_Internet_20_Link">несправедливость есть</text:a> (5)</text:p>
          </table:table-cell>
          <table:table-cell table:style-name="Таблица1.B4" office:value-type="string">
            <text:p text:style-name="P8">Переизбыток</text:p>
            <text:p text:style-name="P8"><text:a xlink:type="simple" xlink:href="https://mel.fm/detskaya_psikhologiya/9084531-freak" text:style-name="Internet_20_link" text:visited-style-name="Visited_20_Internet_20_Link">конкуренция</text:a> (4)</text:p>
            <text:p text:style-name="P8"><text:a xlink:type="simple" xlink:href="https://mel.fm/detskaya_psikhologiya/379152-unemployed" text:style-name="Internet_20_link" text:visited-style-name="Visited_20_Internet_20_Link">не достигнет уровня родителей</text:a> (2)</text:p>
          </table:table-cell>
          <table:table-cell table:style-name="Таблица1.C5" office:value-type="string">
            <text:p text:style-name="P8">недостаток</text:p>
          </table:table-cell>
        </table:table-row>
        <table:table-row>
          <table:table-cell table:style-name="Таблица1.B4" office:value-type="string">
            <text:p text:style-name="P9">Уверенность в достижениях</text:p>
          </table:table-cell>
          <table:table-cell table:style-name="Таблица1.B4" office:value-type="string">
            <text:p text:style-name="P8">Переизбыток</text:p>
            <text:p text:style-name="P8"><text:a xlink:type="simple" xlink:href="https://mel.fm/yege/4098562-ege_phrase" text:style-name="Internet_20_link" text:visited-style-name="Visited_20_Internet_20_Link">тревожность</text:a> (2)</text:p>
            <text:p text:style-name="P8"><text:a xlink:type="simple" xlink:href="https://mel.fm/yege/4098562-ege_phrase" text:style-name="Internet_20_link" text:visited-style-name="Visited_20_Internet_20_Link">запугивания</text:a> (1)</text:p>
          </table:table-cell>
          <table:table-cell table:style-name="Таблица1.C5" office:value-type="string">
            <text:p text:style-name="P8">Недостаток</text:p>
            <text:p text:style-name="P8"><text:a xlink:type="simple" xlink:href="https://mel.fm/yege/4098562-ege_phrase" text:style-name="Internet_20_link" text:visited-style-name="Visited_20_Internet_20_Link">сомнения</text:a> (3)</text:p>
          </table:table-cell>
        </table:table-row>
        <table:table-row>
          <table:table-cell table:style-name="Таблица1.B4" office:value-type="string">
            <text:p text:style-name="P9">Жадность и щедрость</text:p>
            <text:p text:style-name="P9"><text:a xlink:type="simple" xlink:href="https://mel.fm/detskaya_psikhologiya/4801673-good-boy" text:style-name="Internet_20_link" text:visited-style-name="Visited_20_Internet_20_Link">не отбирать вещи ребенка</text:a> (3)</text:p>
          </table:table-cell>
          <table:table-cell table:style-name="Таблица1.B4" office:value-type="string">
            <text:p text:style-name="P8">Переизбыток</text:p>
            <text:p text:style-name="P8"><text:a xlink:type="simple" xlink:href="https://mel.fm/detskaya_psikhologiya/671895-greed" text:style-name="Internet_20_link" text:visited-style-name="Visited_20_Internet_20_Link">жадность</text:a> </text:p>
            <text:p text:style-name="P8"><text:a xlink:type="simple" xlink:href="https://mel.fm/detskaya_psikhologiya/671895-greed" text:style-name="Internet_20_link" text:visited-style-name="Visited_20_Internet_20_Link">заставлять делиться</text:a> (1)</text:p>
            <text:p text:style-name="P8"><text:soft-page-break/><text:a xlink:type="simple" xlink:href="https://mel.fm/detskaya_psikhologiya/671895-greed" text:style-name="Internet_20_link" text:visited-style-name="Visited_20_Internet_20_Link">раздаривание вещей</text:a> (2)</text:p>
            <text:p text:style-name="P8"><text:a xlink:type="simple" xlink:href="https://mel.fm/detskaya_psikhologiya/671895-greed" text:style-name="Internet_20_link" text:visited-style-name="Visited_20_Internet_20_Link">отсутствие подарков и сюрпризов</text:a> (3)</text:p>
            <text:p text:style-name="P8"><text:a xlink:type="simple" xlink:href="https://mel.fm/detskaya_psikhologiya/671895-greed" text:style-name="Internet_20_link" text:visited-style-name="Visited_20_Internet_20_Link">развитие завистливости</text:a> (5)</text:p>
          </table:table-cell>
          <table:table-cell table:style-name="Таблица1.C5" office:value-type="string">
            <text:p text:style-name="P8">недостаток</text:p>
          </table:table-cell>
        </table:table-row>
        <table:table-row>
          <table:table-cell table:style-name="Таблица1.B4" office:value-type="string">
            <text:p text:style-name="P9">Самооценка</text:p>
            <text:p text:style-name="P9"/>
            <text:p text:style-name="P9"/>
          </table:table-cell>
          <table:table-cell table:style-name="Таблица1.B4" office:value-type="string">
            <text:p text:style-name="P8">Переизбыток</text:p>
            <text:p text:style-name="P8">развитие сверхуверенности</text:p>
          </table:table-cell>
          <table:table-cell table:style-name="Таблица1.C5" office:value-type="string">
            <text:p text:style-name="P8">Недостаток</text:p>
            <text:p text:style-name="P8">уничтожение самооценки</text:p>
          </table:table-cell>
        </table:table-row>
        <table:table-row>
          <table:table-cell table:style-name="Таблица1.B4" office:value-type="string">
            <text:p text:style-name="P9"><text:a xlink:type="simple" xlink:href="https://mel.fm/vospitaniye/8917260-teenager_and_life" text:style-name="Internet_20_link" text:visited-style-name="Visited_20_Internet_20_Link">Отношение к чистоте</text:a></text:p>
          </table:table-cell>
          <table:table-cell table:style-name="Таблица1.B4" office:value-type="string">
            <text:p text:style-name="P8"/>
          </table:table-cell>
          <table:table-cell table:style-name="Таблица1.C5" office:value-type="string">
            <text:p text:style-name="P8"/>
          </table:table-cell>
        </table:table-row>
      </table:table>
      <text:p text:style-name="P5"/>
      <text:p text:style-name="P5"/>
      <text:p text:style-name="P3"><text:span text:style-name="T1">Золотая середина </text:span><text:span text:style-name="T2">что делает? Что сделает?</text:span></text:p>
      <text:p text:style-name="P3"><text:span text:style-name="T3">Переизбыток и недостаток </text:span><text:span text:style-name="T2">что делал? Что сделал?</text:span></text:p>
      <text:p text:style-name="P7"/>
      <text:p text:style-name="P4">Начнем с малого. </text:p>
      <text:list xml:id="list5779664752967750962" text:style-name="диалог">
        <text:list-header>
          <text:p text:style-name="P41"/>
        </text:list-header>
      </text:list>
      <text:p text:style-name="P6">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4">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Отражаясь в жертве, ему не так одиноко в этом мире.</text:p>
      <text:p text:style-name="P4"/>
      <text:p text:style-name="Standard">==</text:p>
      <text:p text:style-name="P4">Существует две причины психопатии личности:</text:p>
      <text:list xml:id="list3088315185218765641" text:style-name="список_20_перечисление">
        <text:list-item>
          <text:p text:style-name="P15"><text:span text:style-name="T23">врожденная</text:span> патологическая особенность развития нервной системы;</text:p>
        </text:list-item>
        <text:list-item>
          <text:p text:style-name="P15"><text:span text:style-name="T23">приобретенная</text:span> патологическая особенность развития нервной системы, в следствии травмы головного мозга или воздействия остро <text:soft-page-break/>негативных факторов окружающей среды в раннем или подростковом возрасте.</text:p>
        </text:list-item>
      </text:list>
      <text:p text:style-name="P2">Независимо от особенностей развития, психопатия <text:span text:style-name="T21">всегда</text:span> обусловлена нарушением функции головного мозга при относительной сохранности интеллекта.</text:p>
      <text:p text:style-name="P4">==</text:p>
      <text:p text:style-name="P4"/>
      <text:p text:style-name="P4"/>
      <text:p text:style-name="P4"/>
      <text:p text:style-name="P4">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Мотивирует. Возникает потребность во что бы то ни было заполучить это признание, доказать себе и остальным свою значимость.</text:p>
      <text:p text:style-name="P4">В другом случае — человек, наоборот, перестает стараться. Такое воспитание демотивирует его. Его старания не поощрялись и не воспринимались, и он просто перестал прилагать усилия, ведь любое его старание — впустую.</text:p>
      <text:p text:style-name="P4"><text:soft-page-break/>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жить, например, за счет пенсии своих стареньких родителей, все еще упрекающих его за ущербность.</text:p>
      <text:p text:style-name="P4">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4"/>
      <text:p text:style-name="P4">Для него это норма, ведь он так вырос.</text:p>
      <text:p text:style-name="P4"/>
      <text:p text:style-name="Text_20_body"><text:span text:style-name="T1">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text:span><text:soft-page-break/><text:span text:style-name="T1">воспитания.</text:span></text:p>
      <text:p text:style-name="P4">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4">Они интересовались жизнью ребенка не потому, что для них важно знать, чем живет их чадо. Им было просто любопытно. И в случае, когда ребенок все-таки открывался и завязывался диалог, родители придирались, демонстрируя разочарование.</text:p>
      <text:p text:style-name="P4">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p text:style-name="P4">Получил пять по математике — нужно еще и по географии пять. Получил тройку — бестолочь, в кого ты у нас такой!?</text:p>
      <text:p text:style-name="P4">Прибежал на физкультуре вторым из всех классов — почему не первый?</text:p>
      <text:p text:style-name="P4">И так можно перечислять до бесконечности.</text:p>
      <text:p text:style-name="Text_20_body"><text:span text:style-name="T1">Это не воспитание, это не обучение. Таким образом они не объясняли причинно-следственную связь. Они констатировали свое мнение, не более, </text:span><text:soft-page-break/><text:span text:style-name="T1">не менее, причиняя ребенку душевную боль запретами и даже не подозревали об этом.</text:span></text:p>
      <text:p text:style-name="P4">Он не прав, и родителям наплевать — вот что понимал ребенок после таких «душевных» разговоров.</text:p>
      <text:p text:style-name="P4"/>
      <text:p text:style-name="P4"/>
      <text:p text:style-name="P4">* * *</text:p>
      <text:p text:style-name="P4">Довольно часто оказывается, что сам человек не виноват в своей жестокости по отношению к близким.</text:p>
      <text:p text:style-name="P4">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я его к окружающим, убеждая себя, что это норма.</text:p>
      <text:p text:style-name="P4">Итак, я постаралась описать пожалуй самые важные причины развития у ребенка психофизических отклонений в связи с неправильным (деструктивным) воспитанием. Но, на самом деле, семья не дает всех ответов. Давайте сравним семьи, которые мы знаем.</text:p>
      <text:p text:style-name="P4"><text:soft-page-break/>Родители могут быть строгими, а могут и не быть; могут быть любящими или равнодушными, могут быть пьяницами или наркоманами, а могут и не быть таковыми, могут быть постоянно занятыми, а могут уделять достаточно много времени своему ребенку. И ни одна из этих положительных и отрицательных сторон не может гарантировать психическое здоровье ребенка.</text:p>
      <text:p text:style-name="P4">У пьяниц и наркоманов тоже рождаются нормальные дети, а у всецело положительного семейства может родиться бездушная оболочка, которая потом долгие годы будет изводить всех своим совершенно ненормальным поведением, в то время, как несчастные родители пытаются найти где же в воспитании допустили такую роковую ошибку.</text:p>
      <text:p text:style-name="P4">Также, помимо психологического давления, причинами расстройств психики могут быть и другие психологические травмы, такие как потеря кого-то из близких, сексуальное домогательство, серьезный испуг и любое другое психологическое потрясение.</text:p>
      <text:p text:style-name="P37"/>
      <text:h text:style-name="P43" text:outline-level="2"><text:s/><text:bookmark-start text:name="Glava_24__Prichiny_manipuliatsii"/>Глава 24. <text:line-break/>Причины манипуляции<text:bookmark-end text:name="Glava_24__Prichiny_manipuliatsii"/></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4">Сочувствие, стыд, сожаление, умение осваивать полученный опыт, чувство вины и ответственности — понятия, которые психопаты не проживают, а <text:span text:style-name="T21">изображают</text:span>, в связи отсутствием у них высших моральных чувств — совести.</text:p>
      <text:p text:style-name="P4"><text:soft-page-break/>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4">Как я уже говорила, большой манипулятор вырастает из маленького манипулятора. Говоря о <text:span text:style-name="T21">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0" text:note-class="footnote"><text:note-citation text:label="*">*</text:note-citation><text:note-body><text:p text:style-name="Footnote"><text:span text:style-name="T24">Дисфункция</text:span> (<text:span text:style-name="T21">от лат. — </text:span><text:span text:style-name="T25">dis – </text:span><text:span text:style-name="T19">отрицание, затруднение, </text:span><text:span text:style-name="T25">functio —</text:span><text:span text:style-name="T19">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4">Золотая середина — основа любого воспитания. Однако воспитание, в котором присутствуют <text:span text:style-name="T21">крайности</text:span>, может оказать травмирующий эффект на <text:soft-page-break/>развитие личности ребенка. Вот мы и подошли к развязке: <text:span text:style-name="T21">переизбыток</text:span> или <text:span text:style-name="T21">недостаток</text:span> тех или иных аспектов воспитания могут нанести детям <text:span text:style-name="T18">серьезные </text:span>психологические травмы.</text:p>
      <text:p text:style-name="Subtitle">* * *</text:p>
      <text:p text:style-name="P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21">почему</text:span> человек совершает эти действия.</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text:soft-page-break/>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4">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4"><text:soft-page-break/>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4">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16">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16"><text:soft-page-break/>Склад «Предсознание».</text:p>
      <text:p text:style-name="P4">В предсознании находится та информация, которую мы когда-то запомнили, но в данный момент времени она нам не нужна.</text:p>
      <text:p text:style-name="P4">Например: вы сейчас читаете эту информацию, но, наверняка, не думаете о том, как вас зовут. Угадала?</text:p>
      <text:p text:style-name="P16">Лаборатория «Подсознание».</text:p>
      <text:p text:style-name="P4">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4">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26">базу привозят зверька. Он еще маленький, но никто не знает, что это за существо и </text:span><text:span text:style-name="T20">что из него вырастет</text:span><text:span text:style-name="T26">. Ученые пока не в состоянии разобраться, что это за вид и применяют меры </text:span><text:soft-page-break/><text:span text:style-name="T26">предосторожности — отправляют детеныша в лабораторию для исследований.</text:span></text:p>
      <text:p text:style-name="P3">В лаборатории его помещают в клетку. Там он находится под наблюдением, но выйти не может. Он растет и набирается сил. Клетка, в которой он сидит становиться ему мала. Он хочет выйти на свободу, но его удерживают взаперти насильно, пока что — успешно.</text:p>
      <text:p text:style-name="P3">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4">Ученые — это психика, которая понятия не имеет как с этим <text:soft-page-break/>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8">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Text_20_body"><text:span text:style-name="T1">Так вот, в этой главе </text:span><text:span text:style-name="T4">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text:span><text:soft-page-break/><text:span text:style-name="T4">Неудивительно, что однажды все его «демоны» могут вылезти наружу.</text:span></text:p>
      <text:h text:style-name="P45" text:outline-level="3">Похвала</text:h>
      <text:p text:style-name="P5">Похвала это один из самых мощных инструментов мотивации. Искреннее одобрение, положительная оценка дают ребенку понять правильность своего действия.</text:p>
      <text:p text:style-name="P3"><text:span text:style-name="T4">Похвала не должна быть взбалмошной. Похвала должна быть </text:span><text:span text:style-name="T5">признанием</text:span><text:span text:style-name="T4">!</text:span></text:p>
      <text:p text:style-name="P34"><text:span text:style-name="T1">«Ты»</text:span><text:span text:style-name="T15">:</text:span></text:p>
      <text:list xml:id="list32317739" text:continue-list="list5779664752967750962" text:style-name="диалог">
        <text:list-item>
          <text:p text:style-name="P21">Ты такой смелый!</text:p>
        </text:list-item>
        <text:list-item>
          <text:p text:style-name="P21">Ты молодец!</text:p>
        </text:list-item>
        <text:list-item>
          <text:p text:style-name="P21">Ты мне очень помог!</text:p>
        </text:list-item>
      </text:list>
      <text:p text:style-name="P24">«Я»:</text:p>
      <text:list xml:id="list32318012" text:continue-numbering="true" text:style-name="диалог">
        <text:list-item>
          <text:p text:style-name="P21">Я очень рада!</text:p>
        </text:list-item>
        <text:list-item>
          <text:p text:style-name="P21">Я горжусь тобой!</text:p>
        </text:list-item>
      </text:list>
      <text:p text:style-name="P20"><text:soft-page-break/>Такая похвала создает ощущение близости между родителями и ребенком. Он понимает, что то, что он делает — очень важно для родителей и они, всякий раз, радуются его новым достижениям. В таком случае ребенок ощущает себя одним целым с родителями.</text:p>
      <text:p text:style-name="P20">Также, немаловажный момент — хвалить нужно не за таланты и способности, а за усилия. Это нужно, дабы развить в нем стремление преуспевать: чем больше трудишься, тем лучше получается. Талант — это хорошо! Но над ним нужно работать, чтобы добиться лучших результатов, даже не смотря на то, что задатки есть.</text:p>
      <text:p text:style-name="P20">Такая похвала помогает развить в ребенке стремление развиваться. Благодаря этому он не будет бояться новых начинаний, даже несмотря на то, что они подразумевают возможный риск неудачи.</text:p>
      <text:p text:style-name="P20">Неудачи нужно не критиковать, а помогать их исправить, делая акценты на положительных качествах ребенка.</text:p>
      <text:list xml:id="list32334207" text:continue-numbering="true" text:style-name="диалог">
        <text:list-item>
          <text:p text:style-name="P21">Не получилось? Ничего страшного, сейчас исправим. Ты почти все сделал правильно.</text:p>
        </text:list-item>
      </text:list>
      <text:p text:style-name="P20">В любом случае, критика или похвала должна быть направлена не на личность ребенка, а на его действия. Однако, недостаток или переизбыток <text:soft-page-break/>похвалы может нанести серьезный вред психике ребенка.</text:p>
      <text:h text:style-name="P47" text:outline-level="4">Переизбыток похвалы</text:h>
      <text:p text:style-name="P20">Родители любили своего ребенка. Очень и даже слишком любили. Они души в нем не чаяли. Неудивительно, что даже самые незначительные детские достижения в такой семье считались праздником.</text:p>
      <text:p text:style-name="P20">Кракозяблы акварелью — гениальный рисунок! На уроках пения не попадает в ноты — будущий великий певец! Пришел седьмой к финишу — прирожденный лидер!</text:p>
      <text:p text:style-name="P20">Родители считали, что их ребенок — вундеркинд и всем об этом рассказывали! Направо и налево, учителям и знакомым, в его присутствии или нет, они расхваливали, перехваливали и выхваливали свое чадо!</text:p>
      <text:p text:style-name="P20">Кто не согласен — тот завидует. Кто не оценил — тот ничего не понимает. Кто критикует, тому необходимо пересмотреть свое отношение к истинным гениям!</text:p>
      <text:p text:style-name="P20">Чрезмерная похвала обесценила старания и усилия ребенка. Опираясь <text:soft-page-break/>лишь на свои таланты, ребенок перестал совершенствоваться.</text:p>
      <text:list xml:id="list32317312" text:continue-numbering="true" text:style-name="диалог">
        <text:list-item>
          <text:p text:style-name="P18">Петенька! Ты покакал! Какой молодец! Мы гордимся тобой!</text:p>
        </text:list-item>
      </text:list>
      <text:p text:style-name="P20">Петеньке 15 лет и Петенька горд, что покакал!</text:p>
      <text:p text:style-name="P20">Со временем такому ребенку требовалось все больше и больше похвалы, а страсти к трудолюбию, как мы понимаем, не привили. Такой человек верит в свое превосходство неоправданно, а потому, что мама с папой так сказали, а они врать не станут.</text:p>
      <text:p text:style-name="P20">Последствия воспитания чрезмерной похвалой могут быть крайне неблагоприятными как для самого ребенка, так и для окружающих. Ребенок вырастает неудачником и лодырем с нарциссическими чертами в характере. Он верит в свое превосходство и преувеличивает свои достоинства. Он вырастает совершенно неспособным к каким-либо достижениям, но постоянно стремится быть признанным.</text:p>
      <text:p text:style-name="P20">Он высокомерен и самоуверен, горд и хвастлив. Он жаждет внимания и похвалы на работе, в семье, в кругу друзей. Нередко такие люди оказываются психовампирами, цель которых — любыми средствами добиться от собеседника похвалы и внимания. Если в этом ему отказывают, то он начинает обвинять в зависти, обижаться, придираться и строить <text:soft-page-break/>козни, другими словами — мстить.</text:p>
      <text:p text:style-name="P5">Встретив человека, которого в детстве шибко расхваливали, окружающим кажется, что он приятный и учтивый собеседник. С ним легко вести диалог. Он вежлив и обладает хорошими манерами. Особенно при знакомстве.</text:p>
      <text:p text:style-name="P20">В последствии же выяснится, что у такого общения есть своя цель — вызвать интерес к собственной персоне. Выпячивая свои выдуманные и преувеличенные достойные качества, он начнет манипулировать собеседником для получения новой дозы похвалы и восхищения.</text:p>
      <text:p text:style-name="P20">Поняв, что окружающие не такие «внимательные», как мама с папой, и не могут разглядеть в нем гения, он может схитрить, обмануть или даже присвоить себе чей-то труд, дабы во что бы то не стало получить признание.</text:p>
      <text:h text:style-name="P47" text:outline-level="4">Недостаток похвалы</text:h>
      <text:p text:style-name="P6">Недостаток похвалы также неблагоприятно сказывается на развитии личности, как и ее переизбыток. Ребенок ощущал, что его не любят, или <text:soft-page-break/>же любят, но лишь за заслуги. Такое воспитание нанесло психологическую травму психике ребенка.</text:p>
      <text:p text:style-name="P6">В такой семье принято считать, что похвала только балует. Ребенок изо всех сил старался угодить родителям — учеба, спорт, художка... но услышать доброе словечко ему не суждено.</text:p>
      <text:list xml:id="list32336013" text:continue-numbering="true" text:style-name="диалог">
        <text:list-item>
          <text:p text:style-name="P25">Нашел чем хвастаться! Можно подумать, что ты этого сам добился! Это наша с папой заслуга — если бы не мы...!</text:p>
        </text:list-item>
      </text:list>
      <text:p text:style-name="P20">Заслуги и старания если и принимались во внимание, то как должное и никогда не поощрялись. Однако в случае провала ребенок слышал:</text:p>
      <text:list xml:id="list32334057" text:continue-numbering="true" text:style-name="диалог">
        <text:list-item>
          <text:p text:style-name="P21">И в кого ты у нас такой бездарь?!</text:p>
        </text:list-item>
      </text:list>
      <text:p text:style-name="P20">Конечно, такое воспитание демотивировало. Ребенок в какой-то момент просто перестал стараться. Однажды он понял, что в любом случае будет облаян родителями. Он понял, что его стараний всегда будет мало или недостаточно, так зачем же стараться?!</text:p>
      <text:p text:style-name="P20">Не исключено, что в такой семье имело место сравнение. Родители могли сравнивать ребенка с остальными:</text:p>
      <text:list xml:id="list32319300" text:continue-numbering="true" text:style-name="диалог">
        <text:list-item>
          <text:p text:style-name="P21">У всех дети, как дети, а у нас…</text:p>
        </text:list-item>
        <text:list-item>
          <text:p text:style-name="P21"><text:soft-page-break/>Почему Петя и Маша могут, а ты нет?</text:p>
        </text:list-item>
      </text:list>
      <text:p text:style-name="P20">Или же его нынешние достижения с прошлыми результатами:</text:p>
      <text:list xml:id="list32311329" text:continue-numbering="true" text:style-name="диалог">
        <text:list-item>
          <text:p text:style-name="P21">Хорошо, но раньше у тебя лучше получалось...</text:p>
        </text:list-item>
      </text:list>
      <text:p text:style-name="P20">Также, скорее всего, и нынешние достижения подвергались сравнениям:</text:p>
      <text:list xml:id="list32326444" text:continue-numbering="true" text:style-name="диалог">
        <text:list-item>
          <text:p text:style-name="P31">Ты получил пять по математике? Хорошо. Вот еще бы по английскому пятерку принес — вообще бы тебе цены не было!.. — часто слышал ребенок от своих воспитателей.</text:p>
        </text:list-item>
        <text:list-item>
          <text:p text:style-name="P21">На городских соревнованиях занял второе место — молодец, но почему не первое?!</text:p>
        </text:list-item>
      </text:list>
      <text:p text:style-name="P20">Во всех трех случаях, подобные отзывы родителей говорили ребенку о том, что он недостаточно умен, недостаточно талантлив, недостаточно усерден, соответственно — глуп, бездарен и ленив. Он понимал, что его любить не за что, и в какой-то момент просто отказался стремиться к чему-то большему.</text:p>
      <text:p text:style-name="Text_20_body"><text:span text:style-name="T8">Постоянные замечания лишь прив</text:span><text:span text:style-name="T9">и</text:span><text:span text:style-name="T8">ли ему отвращение к труду, а извечная критика, как ни странно, крепко накрепко привязала к родителям. Такой ребенок всю жизнь будет мечтать об их одобрении и складывать к их ногам </text:span><text:soft-page-break/><text:span text:style-name="T8">свои большие и мелкие достижения.</text:span></text:p>
      <text:p text:style-name="P20">Также, недохваленный в детстве человек испытывает страх перед любым новым делом. Дабы избежать критики, он старается увильнуть от выполнения своих обязанностей, а при попытки заставить его, он может проявить защитную реакцию или даже агрессию:</text:p>
      <text:list xml:id="list32328920" text:continue-numbering="true" text:style-name="диалог">
        <text:list-item>
          <text:p text:style-name="P21">Почему это я должен делать? Тебе надо, ты и делай!</text:p>
        </text:list-item>
      </text:list>
      <text:p text:style-name="P20">Недохваленный в детстве человек может вырасти манипулятором. Дабы не быть раскритикованным или стесняясь признать, что чего-то не умеет, его поведение будет направлено на делегирование своих обязанностей, как в быту, так и на работе, ссылаясь на разные отговорки.</text:p>
      <text:p text:style-name="P20">Потребность быть признанным может стать патологической, когда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h text:style-name="P44" text:outline-level="3">Вежливость</text:h>
      <text:p text:style-name="Text_20_body">Вежливость и правила хорошего тона — неотъемлемая часть характера любого всеми уважаемого человека. Развить вежливость в ребенке просто — нужно всего лишь демонстрировать ему подобное отношение ко всем членам семьи.</text:p>
      <text:list xml:id="list32326751" text:continue-numbering="true" text:style-name="диалог">
        <text:list-item>
          <text:p text:style-name="P35">Скажи тёте спасибо!</text:p>
        </text:list-item>
      </text:list>
      <text:p text:style-name="Text_20_body">Или:</text:p>
      <text:list xml:id="list32313689" text:continue-numbering="true" text:style-name="диалог">
        <text:list-item>
          <text:p text:style-name="P35">Старших нужно уважать!</text:p>
        </text:list-item>
      </text:list>
      <text:p text:style-name="Text_20_body">Несомненно прекрасные примеры должного воспитания, однако, если ребенок слышит эти наставления от людей, которые эти же наставления не выполняют — грош цена такому воспитанию.</text:p>
      <text:p text:style-name="Text_20_body">Родители в семье, где царствует вежливость, умеют слушать, способны извиниться, не ведут себя громко в общественных местах, ненавязчивы и тактичны к собеседникам. </text:p>
      <text:p text:style-name="Text_20_body"><text:soft-page-break/>Однако иногда детям интересно, например, сказать плохое слово и посмотреть, что же будет, или, как минимум, чтобы обратить на себя внимание взрослых. Как же поступают вежливые родители в таких ситуациях?</text:p>
      <text:p text:style-name="Text_20_body">Конечно, они ругают и наказывают! Однако, подобная критика направлена на проступок ребенка, а не на его личность.</text:p>
      <text:list xml:id="list32341035" text:continue-numbering="true" text:style-name="диалог">
        <text:list-item>
          <text:p text:style-name="P35">Ты наказан, потому, что обзывал деток на детской площадке.</text:p>
        </text:list-item>
      </text:list>
      <text:p text:style-name="Text_20_body">А когда ребенок в подобных ситуациях ведет себя вежливо, подчеркивают его послушание похвалой.</text:p>
      <text:h text:style-name="Heading_20_4" text:outline-level="4">Лесть</text:h>
      <text:p text:style-name="Text_20_body">Представьте себе семью, где любят льстить.</text:p>
      <text:list xml:id="list32325928" text:continue-numbering="true" text:style-name="диалог">
        <text:list-item>
          <text:p text:style-name="P35">Ужасный цвет волос! — говорит мама о прическе Марии Петровны.</text:p>
        </text:list-item>
      </text:list>
      <text:p text:style-name="Text_20_body">Но уже при встрече с ней, выдает совсем другой отзыв:</text:p>
      <text:list xml:id="list32321990" text:continue-numbering="true" text:style-name="диалог">
        <text:list-item>
          <text:p text:style-name="P35"><text:soft-page-break/>Мария Петровна! Вы покрасились? Вам идет!</text:p>
        </text:list-item>
      </text:list>
      <text:p text:style-name="Text_20_body">Ребенок, став свидетелем такого поведения мамы, рано или поздно поймет, зачем мама за глаза говорит одно, а в глаза — совсем другое.</text:p>
      <text:p text:style-name="Text_20_body">Лесть была и остается мощным инструментом влияния на людей. На работе, в семье и с друзьями ее используют с одной единственной целью — получить выгоду. Люди любят, чтобы их хвалили. Навязчивое и явное лицемерное восхваление помогает понравиться людям и добиться их благосклонности.</text:p>
      <text:p text:style-name="Text_20_body">Мы привыкли думать о себе хорошо. Когда нам говорят приятные вещи, мы хотим верить в то, что мы их заслужили. Именно в этот момент мы и становимся жертвами манипуляции тщеславием и проявляем слабость, поддаваясь ей.</text:p>
      <text:p text:style-name="Text_20_body">Похвала придает людям уверенности и повышает самооценку. В нашем мире, в мире соперничества и конкуренции, согласитесь, приятно, когда кто-то выделяет ваши качества на фоне остальных. Другими словами лесть — это когда нам говорят то, что мы хотим услышать.</text:p>
      <text:p text:style-name="Text_20_body">Так чем же лесть отличается от похвалы, и чем она плоха?</text:p>
      <text:p text:style-name="Text_20_body">Во-первых: лесть направлена не на поступки, а на личность человека. Во-<text:soft-page-break/>вторых: лесть не правдива, в отличии от похвалы. Она часто бестактна и навязчива. В-третьих: лесть расслабляет, лишает бдительности и объективности восприятия себя и своих достижений, как успешных.</text:p>
      <text:p text:style-name="Text_20_body">Если же поискать причину лестных отзывов о себе, то можно заметить, что все подобного рода комплименты направлены на то, чтоб в последствии от вас что-то получить.</text:p>
      <text:list xml:id="list32338266" text:continue-numbering="true" text:style-name="диалог">
        <text:list-item>
          <text:p text:style-name="P35">Мамочка, ты сегодня такая красивая! И ужин приготовила очень вкусный! — говорит ребенок маме перед тем, как рассказать о двойке по математике.</text:p>
        </text:list-item>
      </text:list>
      <text:p text:style-name="Text_20_body">Мама, уже задобренная вниманием деточки, не станет сильно ругаться. Там, где последовало бы неминуемое строгое наказание, ребенок, с помощью лести, отделается нотациями в мягкой форме.</text:p>
      <text:p text:style-name="Text_20_body">Лесть «смягчает» людей. Как пластилин в теплых руках, люди становятся податливыми для каких-то просьб, внушений или уступок.</text:p>
      <text:p text:style-name="Text_20_body">Итак, если родители на глазах ребенка льстили и необоснованно превозносили друг друга, окружающих и самого ребенка, то, конечно, ребенок транслирует такой метод в свою жизнь. Люди рядом с ним чувствуют себя комфортно, совершенно не подозревая о том, что такая <text:soft-page-break/>вежливость — лишь эффективная дрессировка окружающих для получения их благосклонности.</text:p>
      <text:h text:style-name="Heading_20_4" text:outline-level="4">Хамство</text:h>
      <text:p text:style-name="Text_20_body">Бытовое хамство — очень распространенное явление в семьях, даже в тех, где люди с виду кажутся воспитанными и вежливыми. Мой дом — моя крепость, а в своей крепости можно и расслабиться.</text:p>
      <text:list xml:id="list32329160" text:continue-numbering="true" text:style-name="диалог">
        <text:list-item>
          <text:p text:style-name="P35">Ты что, оглох?! — говорит мать сыну, хотя на людях — цивилизованная женщина!</text:p>
        </text:list-item>
      </text:list>
      <text:p text:style-name="Text_20_body">Ну вот и получается — там где на людях маска, дома — рожа. И эта рожа изрыгает самые обидные и непристойные слова, что еще и сопровождается такими же непристойными поступками — неопрятный внешний вид, отвратительные манеры и т. д.</text:p>
      <text:p text:style-name="Text_20_body">Ну вот а теперь представьте, что ребенок это видит изо дня в день, при этом его постоянно поучают разными «спасибо» и «пожалуйста». Слова — мощная штука. Но пример родителей для ребенка еще мощнее. Сколько бы <text:soft-page-break/>ему не говорили, что взрослых нужно уважать, он вырастет хамом, ведь, банально, он привык к хамству.</text:p>
      <text:p text:style-name="Text_20_body">Мама говорит:</text:p>
      <text:list xml:id="list32323763" text:continue-numbering="true" text:style-name="диалог">
        <text:list-item>
          <text:p text:style-name="P35">Заткнись!</text:p>
        </text:list-item>
      </text:list>
      <text:p text:style-name="Text_20_body">Ребенок на эту агрессию отвечает агрессией, и — получает агрессию в ответ. Такая милая семья, где по итогу все друг друга ненавидят, постоянно ссорятся, и ни о какой надежности, доброте и речи быть не может.</text:p>
      <text:p text:style-name="Text_20_body">Хам не задумывается, кто он. Хам руководствуется тем, кто для него остальные, а именно — никто. Он не видит смысла церемониться или строить из себя достойного человека, вежливого и опрятного — к сожалению, таких качеств ему не привили должным воспитанием.</text:p>
      <text:list xml:id="list32326207" text:continue-numbering="true" text:style-name="диалог">
        <text:list-item>
          <text:p text:style-name="P35">Та что, оглохла? — скажет муж жене, ведь папа так и относился к маме.</text:p>
        </text:list-item>
      </text:list>
      <text:p text:style-name="Text_20_body">Ребенок повзрослел и теперь ему все-равно. Вот так по жизни он и ведет себя и с окружающими, и с теми, кто его обучил этому мастерству.</text:p>
      <text:p text:style-name="Text_20_body"/>
      <text:h text:style-name="P46" text:outline-level="3">Благодарность</text:h>
      <text:p text:style-name="P6">Помимо вежливости, благодарный человек умеет ценить то, что делает для кого-то, и то, что кто-то делает для него.</text:p>
      <text:p text:style-name="P6">Ребенок слышит, как мама благодарит папу:</text:p>
      <text:list xml:id="list32318944" text:continue-numbering="true" text:style-name="диалог">
        <text:list-item>
          <text:p text:style-name="P25">Спасибо, что помог мне, милый!</text:p>
        </text:list-item>
      </text:list>
      <text:p text:style-name="P6">Как папа благодарит маму:</text:p>
      <text:list xml:id="list32316571" text:continue-numbering="true" text:style-name="диалог">
        <text:list-item>
          <text:p text:style-name="P25">Спасибо, что помогла мне, дорогая!</text:p>
        </text:list-item>
      </text:list>
      <text:p text:style-name="P6">Как родители благодарят его:</text:p>
      <text:list xml:id="list32320575" text:continue-numbering="true" text:style-name="диалог">
        <text:list-item>
          <text:p text:style-name="P25">Спасибо, что помог нам, сынок!</text:p>
        </text:list-item>
      </text:list>
      <text:p text:style-name="P6">И не важно, что это долг каждого. Семья — это команда!</text:p>
      <text:p text:style-name="P6">Такое воспитание учит ребенка ценить вклад, который родители привносят в его жизнь, и, соответственно, видит, как они ценят его вклад.</text:p>
      <text:p text:style-name="P6">В такой семье ценят то, что имеют. Радуются мелочам и тратят целые <text:soft-page-break/>вечера на то, чтобы вспомнить хорошие моменты:</text:p>
      <text:list xml:id="list32331718" text:continue-numbering="true" text:style-name="диалог">
        <text:list-item>
          <text:p text:style-name="P25">А ты помнишь, как было здорово тогда?!</text:p>
        </text:list-item>
      </text:list>
      <text:p text:style-name="Text_20_body"><text:span text:style-name="T4">Любую добродетель нужно закрепить. Получил он что-то или отдал — он должен понимать, что это </text:span><text:span text:style-name="T5">ценность</text:span><text:span text:style-name="T4">. Что кто-то стал счастливым, благодаря ему, как и он стал счастлив, благодаря кому-то. </text:span><text:span text:style-name="T8">Только так ребенок становится благодарным.</text:span></text:p>
      <text:h text:style-name="P48" text:outline-level="4">Материальная благодарность</text:h>
      <text:p text:style-name="P20">В семье будущего манипулятора благодарность носила скорее материальный характер. Родители могли даже платить деньги, например, за оценки или за то, что помог маме с уборкой.</text:p>
      <text:p text:style-name="P20">Новый телефон за экзамены. Шоколадка за уборку в комнате... Родители предлагали что угодно, чтобы ребенок с охотой делал то, что требуется.</text:p>
      <text:p text:style-name="P20">Соответственно, такой ребенок однажды понимает, что у любого труда есть своя награда. Уже в детстве он научился оценивать любой труд. <text:soft-page-break/>Оценивать, но не ценить. Как правило, награда за старания должна соответствовать стараниям и ни в коем случае не оказаться меньше. Иначе он разочаровывался и в следующий раз уже осторожней соглашался на какие-то просьбы.</text:p>
      <text:p text:style-name="P20">Он ждал вознаграждения за любые усилия. Он прилагал усилия только в случае гарантий, что это вознаграждение обязательно будет. Ты мне, а я тебе — и все довольны.</text:p>
      <text:p text:style-name="P20">Не сложно догадаться, что из такого ребенка вырастет корыстный человек, который и пальцем об палец не ударит, если поймет, что даром. Он часто торгуется, набивает себе цену. Любая просьба близкого сопровождается его:</text:p>
      <text:list xml:id="list32334860" text:continue-numbering="true" text:style-name="диалог">
        <text:list-item>
          <text:p text:style-name="P21">А ты мне что?</text:p>
        </text:list-item>
      </text:list>
      <text:p text:style-name="P20">К тому же, он перенимает поведение родителей, и манипулирует людьми с помощью заманчивой оплаты за их помощь.</text:p>
      <text:h text:style-name="P47" text:outline-level="4">Недостаток благодарности в семье</text:h>
      <text:p text:style-name="P20"><text:soft-page-break/>Но бывают семьи, в которых и вовсе не знают, что такое спасибо:</text:p>
      <text:list xml:id="list32339998" text:continue-numbering="true" text:style-name="диалог">
        <text:list-item>
          <text:p text:style-name="P21">Спасибо? Кто такой Спасибо? Серб что-ли?</text:p>
        </text:list-item>
      </text:list>
      <text:p text:style-name="P20">Любые старания кого-либо из членов семьи воспринимались, как должное. Помощь, заслуги, любые приятные вещи не ценились и не оценивались. У них было кое-что покруче, чем «банальная» благодарность.</text:p>
      <text:p text:style-name="P20">Вместо «спасибо», родители, например, отменяли наказание:</text:p>
      <text:list xml:id="list32317686" text:continue-numbering="true" text:style-name="диалог">
        <text:list-item>
          <text:p text:style-name="P21">Сделаешь и пойдешь гулять!</text:p>
        </text:list-item>
      </text:list>
      <text:p text:style-name="P20">В данном случае, как вы понимаете, плевать ребенок хотел на «спасибо»! Важно, что его «домашний арест», наконец, закончится.</text:p>
      <text:p text:style-name="P20">Также, ребенка могли заставлять что-либо делать угрозами:</text:p>
      <text:list xml:id="list32311345" text:continue-numbering="true" text:style-name="диалог">
        <text:list-item>
          <text:p text:style-name="P21">Не сделаешь — я тебя выпорю!</text:p>
        </text:list-item>
      </text:list>
      <text:p text:style-name="P20">Как вы догадались, в этом случае на «спасибо» ребенку тоже наплевать. Дрожащими руками он наводил порядки в своей комнате, дабы избежать ремня.</text:p>
      <text:p text:style-name="P20">Также, не приученный к благодарности ребенок в какой-то момент мог стать настоящим хамом.</text:p>
      <text:list xml:id="list32324204" text:continue-numbering="true" text:style-name="диалог">
        <text:list-item>
          <text:p text:style-name="P21"><text:soft-page-break/>Хочу еще!</text:p>
        </text:list-item>
        <text:list-item>
          <text:p text:style-name="P21">Купи!</text:p>
        </text:list-item>
        <text:list-item>
          <text:p text:style-name="P21">Дай!</text:p>
        </text:list-item>
      </text:list>
      <text:p text:style-name="P20">Он требовал, не осознавая ценность того, о чем просит. В последствии это стало стилем жизни — он не ценил щедрость как благо, он не берёг те вещи, которые ему покупали, ведь если одна игрушка ломалась, родители покупали новую и проблема разрешалась сама собой!</text:p>
      <text:p text:style-name="P20">Как мы знаем игрушки стоят немалых денег. Чтобы их заработать, родителям пришлось постараться. Но и этот труд ребенком обесценился.</text:p>
      <text:p text:style-name="P20">Уставшие от такого похабства родители, возможно даже пытались требовать от своего чада благодарности, не исключено, что упреками и обвинениями:</text:p>
      <text:list xml:id="list32343146" text:continue-numbering="true" text:style-name="диалог">
        <text:list-item>
          <text:p text:style-name="P21">Ах ты неблагодарный!</text:p>
        </text:list-item>
        <text:list-item>
          <text:p text:style-name="P21">Мы тебя растили, а ты...! </text:p>
        </text:list-item>
      </text:list>
      <text:p text:style-name="P20">А он просил? Конечно, он не понимал эти обвинения. Так как ребенок понятия не имел, что такое благодарность и с чем ее едят, он не считал нужным благодарить за то, что родители сделают и так — купят новый <text:soft-page-break/>рюкзак к первому сентябрю, подарят игрушку на день рождения, оплатят кружок и так далее. Ведь родители не говорили ему спасибо за то, что он сделал уроки... Так зачем же благодарить за то, что происходит само собой?</text:p>
      <text:p text:style-name="P20">Он обесценивал заботу и труд родителей в детстве, а повзрослев, начал применять такое поведение и к окружающим. Хамство и <text:s/>эгоизм. Взрослея, он начнет требовать, не предлагая ничего взамен. Он начнет воспринимать все добродетели, как норму и начнет считать себя центральной фигурой, желания которой важнее, чем желания и потребности остальных.</text:p>
      <text:p text:style-name="P20">Это не избалованность — это эгоцентризм, который развился из-за того, что ребенку вовремя не объяснили, что любой вклад ценен.</text:p>
      <text:h text:style-name="P46" text:outline-level="3">Контроль</text:h>
      <text:p text:style-name="P6">По мере того, как ребенок взрослеет и развивается, родители учат его еще и управлять своим поведением. Контроль — это неотъемлемая составляющая воспитания, а для того, чтобы ребенок вырос человеком свободным, а не взбалмошным, контроль должен сопровождаться еще и объяснениями.</text:p>
      <text:list xml:id="list32340758" text:continue-numbering="true" text:style-name="диалог">
        <text:list-item>
          <text:p text:style-name="P35"><text:span text:style-name="T4">Тебе нельзя играть в мяч у проезжей части </text:span><text:span text:style-name="T5">потому, что</text:span><text:span text:style-name="T4"> это опасно.</text:span></text:p>
        </text:list-item>
      </text:list>
      <text:p text:style-name="P6">Это запрет, но достаточно обоснованный. Ребенок понимает, что его действия ограничивают не просто так, а желая для него блага. В данном случае, заботясь о его безопасности.</text:p>
      <text:p text:style-name="P6">Здоровый контроль над ребенком подразумевает заботу о нем и взаимопонимание. В такой семье обязательно присутствует эмоциональное взаимодействие — родители разговаривают с ребенком, находят альтернативу нежелательным развлечениям. В любом случае ребенок остается доволен.</text:p>
      <text:p text:style-name="P40"><text:soft-page-break/>Ребенок взрослеет и познает мир. Это нормально. Ему интересно — попробовать на вкус, заглянуть, пощупать, исследовать... Однако, задача родителей в воспитании не ограничить его в этом, а направить его любопытство в нужное русло, предоставляя возможность выбора, либо же, объяснив почему, запретить делать что-либо.</text:p>
      <text:p text:style-name="P26">Контроль не должен подавлять личность ребенка.</text:p>
      <text:p text:style-name="P6">Правила и запреты в семье должны быть! Но они должны быть гибкими и подразумевать комфорт для всех. Такая себе семейная демократия. Такое воспитание развивает в ребенке способность к пониманию, что такое опасность и как ее избежать; что такое комфорт — как самому развлечься, не мешая маме с папой, которые устали после работы; почему необходимо выполнять определенные родительские требования.</text:p>
      <text:p text:style-name="P20">Наказывая ребенка, нормальный взрослый помнит, что с ребенком нужно обращаться, как с равным, даже если он совершил проступок, требующий наказания; ребенок имеет право на собственную точку зрения, пусть он и не прав; в общении с ним нужно пытаться смотреть на себя его глазами, даже если считаешь себя абсолютно правым; обсуждая с ребенком его проступок, не надо переносить оценку его проступка на всю его личность.</text:p>
      <text:p text:style-name="P20">Такой ребенок вырастает свободным и рассудительным, социально-<text:soft-page-break/>адаптированным, независимым, активным, творческим, способным к сотрудничеству. Он ценит правила и хорошо понимает, что такое хорошо, а что такое плохо.</text:p>
      <text:p text:style-name="P20">Позиция родителей в воспитании оптимальна, если они принимают ребенка таким, каким он <text:s/>есть, тепло относятся к нему, объективно оценивают его и на основе этой оценки строят воспитание; если они способны изменять методы и формы воздействия в соответствии с изменениями обстоятельств жизни ребенка.</text:p>
      <text:h text:style-name="P47" text:outline-level="4">Запреты, правила и приказы</text:h>
      <text:p text:style-name="P4">Не исключено, что детство со стороны родителей сопровождалось сверх-контролем, который подразумевал беспрекословное послушание. Детство ребенка было сплошным рядом правил, которые ему необходимо было соблюдать, дабы избежать наказания.</text:p>
      <text:list xml:id="list32339215" text:continue-numbering="true" text:style-name="диалог">
        <text:list-item>
          <text:p text:style-name="P31">Нельзя.</text:p>
        </text:list-item>
        <text:list-item>
          <text:p text:style-name="P31">Не плачь.</text:p>
        </text:list-item>
        <text:list-item>
          <text:p text:style-name="P31"><text:soft-page-break/>Ты должен.</text:p>
        </text:list-item>
      </text:list>
      <text:p text:style-name="P4">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p>
      <text:list xml:id="list32315738" text:continue-numbering="true" text:style-name="диалог">
        <text:list-item>
          <text:p text:style-name="P35"><text:span text:style-name="T1">Почему нельзя? П</text:span><text:span text:style-name="T4">отому, что я так сказала! — говорила строгая мама, не объясняя свои запреты.</text:span></text:p>
        </text:list-item>
      </text:list>
      <text:p text:style-name="P6">В такой семье желания ребенка игнорировались «всезнающими» родителями, потребности и склонности не принимались во внимание.</text:p>
      <text:list xml:id="list32321856" text:continue-numbering="true" text:style-name="диалог">
        <text:list-item>
          <text:p text:style-name="P31">Мама лучше знает...</text:p>
        </text:list-item>
      </text:list>
      <text:p text:style-name="P6">Ребенка никто не спрашивал, может вместо музыкальной школы он хочет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list xml:id="list32336104" text:continue-numbering="true" text:style-name="диалог">
        <text:list-item>
          <text:p text:style-name="P25">Одень это!</text:p>
        </text:list-item>
        <text:list-item>
          <text:p text:style-name="P25">Стань так!</text:p>
        </text:list-item>
        <text:list-item>
          <text:p text:style-name="P25">Это не говори!</text:p>
        </text:list-item>
        <text:list-item>
          <text:p text:style-name="P25"><text:soft-page-break/>Так не делай!</text:p>
        </text:list-item>
      </text:list>
      <text:p text:style-name="Text_20_body"><text:span text:style-name="T4">Родители буквально следили за каждым шагом ребенка. Они не дали ребенку ни тепла, ни внимания, а лишь требовали соблюдать порядок, подчиняться традициям и авторитетам. Естественно — без объяснений, </text:span><text:span text:style-name="T5">почему</text:span><text:span text:style-name="T4">.</text:span></text:p>
      <text:p text:style-name="Text_20_body"><text:span text:style-name="T27">Дисциплинарно-ориентированное</text:span><text:span text:style-name="T16"> </text:span><text:span text:style-name="T4">воспитание, т. е. авторитарное, априори не ориентировано на потребности и склонности ребенка, на его желания и чувства, на то, каков он — добрый или злой, веселый или грустный, получает ли он удовольствие от того, что делает или нет — он должен следовать правилам и законам семьи беспрекословно.</text:span></text:p>
      <text:p text:style-name="P6">Такое воспитание направлено на то, чтобы «выжать» из ребенка то, что, по мнению родителей, ему нужно, а самое главное — самостоятельно. Самостоятельность же по своей природе — это способность ориентироваться на полученный опыт, способность анализировать и учиться, способность выбирать, и, самое главное — принимать решения. В семье, где властвуют приказы и правила — инициативе нет места. Никакой самостоятельности — только безвольное исполнение.</text:p>
      <text:p text:style-name="Text_20_body"><text:span text:style-name="T4">Непомерные требования породили в ребенке стремление всем угодить, а неуверенность в себе — страх перед трудностями и неудачами, отсюда и </text:span><text:soft-page-break/><text:span text:style-name="T4">склонность к делегированию своих обязанностей, потребительская позиция по отношению к миру, конфликтность.</text:span></text:p>
      <text:p text:style-name="P6">Как ни странно, слишком строгий контроль может воспитать неконтролируемого ребенка. Такой ребенок в какой-то момент может начать делать все на зло, капризничать, чтобы добиться желаемого, психовать. Если родители поощряли его в этом, то лучше, как вы понимаете, они не делали:</text:p>
      <text:list xml:id="list32332502" text:continue-numbering="true" text:style-name="диалог">
        <text:list-item>
          <text:p text:style-name="P25">На, только заткнись!</text:p>
        </text:list-item>
        <text:list-item>
          <text:p text:style-name="P25">На, только не плачь!</text:p>
        </text:list-item>
      </text:list>
      <text:p text:style-name="P6">Он выделил эту манеру поведения, как действенный способ что-то получить. Ребенок неосознанно развил в себе способность к манипуляции другими.</text:p>
      <text:p text:style-name="P6">Вырастая, такой человек пытается компенсировать эту нехватку самостоятельности, и воплотить в жизнь нереализованные в детском возрасте желания. Он с трудом адаптируется к новым условиям. Он стремится к самоутверждению, становится конфликтным и даже агрессивным, следуя своей цели.</text:p>
      <text:p text:style-name="Text_20_body"><text:span text:style-name="T4">Он имеет право. Он уже взрослый и может себе позволить вести себя так, </text:span><text:soft-page-break/><text:span text:style-name="T4">как в детстве ему не разрешали — быть свободным в своих суждениях, принимать решения и добиваться того, чего хочет </text:span><text:span text:style-name="T5">он</text:span><text:span text:style-name="T4">, но, к сожалению — не знает как. Ведь все решала заботливая мама или строгий папа.</text:span></text:p>
      <text:p text:style-name="P6">Чрезмерные спланированность и контроль его детства родителями не допустили возможности приобретения им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 Он привык делать то, что ему указывают.</text:p>
      <text:p text:style-name="P6">Отсюда инфантильность, неумение учиться на своих ошибках, неприспособленность к быту, неумение обращаться с деньгами, транжирство, а также неспособность изымать пользу из полученного опыта. Он вечно будет ждать, что за него сделают выбор, примут решение, а он лишь исполнит чужую волю.</text:p>
      <text:p text:style-name="P6">Однако, при попытке заставить или попросить такого человека что-то сделать мгновенно вызовет в нем защитную реакцию.</text:p>
      <text:p text:style-name="P20">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другому. Он скопировал манеру <text:soft-page-break/>поведения и отношения родителей, и, в отношениях с людьми во взрослом возрасте, желания остальных им тоже не учитываются.</text:p>
      <text:h text:style-name="P47" text:outline-level="4">Чрезмерное опекунство</text:h>
      <text:p text:style-name="P6">Чрезмерное опекунство также можно отнести к сверхконтролю, однако в данном случае, форма этого контроля носит не агрессивный характер, а наоборот.</text:p>
      <text:list xml:id="list32322960" text:continue-numbering="true" text:style-name="диалог">
        <text:list-item>
          <text:p text:style-name="P25">Все желают тебе зла — ни с кем не дружи!</text:p>
        </text:list-item>
        <text:list-item>
          <text:p text:style-name="P25">Кругом микробы — не трогай!</text:p>
        </text:list-item>
        <text:list-item>
          <text:p text:style-name="P25">Не ходи — потеряешься!</text:p>
        </text:list-item>
        <text:list-item>
          <text:p text:style-name="P25">Не прикасайся — поранишься!</text:p>
        </text:list-item>
        <text:list-item>
          <text:p text:style-name="P25">Не доверяй — обманут! И д. т.</text:p>
        </text:list-item>
      </text:list>
      <text:p text:style-name="P6">Чаще всего такая опека исходит от матери. Страх одиночества, мнительность, низкая самооценка может стать причиной желания <text:soft-page-break/>привязать к себе любимого птенчика, отгородить его от опасностей, которыми полон этот жестокий мир и, конечно — желание самоутвердиться за счет ребенка:</text:p>
      <text:list xml:id="list32334416" text:continue-numbering="true" text:style-name="диалог">
        <text:list-item>
          <text:p text:style-name="P25">Я хорошая мать!</text:p>
        </text:list-item>
      </text:list>
      <text:p text:style-name="P6">Она верила, что такое воспитание пойдет на благо, однако не понимала, что ее ребенок вырастет недоверчивым и подозрительным.</text:p>
      <text:p text:style-name="P6">Такому ребенку трудно адаптироваться в обществе. Детский садик, школа, работа — везде нужно уметь защитить свою точку зрения. Однако дети, проблемы которых решали родители, не могут добиться полноценного взаимодействия в обществе. Они становятся замкнутыми, отрешенными и испытывают дискомфорт в обществе.</text:p>
      <text:p text:style-name="P6">Покинув отчий дом, выросший в заботе человек может столкнуться с самым настоящим одиночеством. Контраст отношения заботливой мамы и окружающих людей может развить в человеке ощущение ненужности. В большом мире о нем никто не заботится, он никому не нужен [как маме], что может породить направленную на себя агрессию (аутоагрессию) в качестве протеста, и развитие самых различных комплексов.</text:p>
      <text:p text:style-name="P6">Также, чрезмерная опека может повлечь за собой агрессию со стороны <text:soft-page-break/>ребенка к окружающим, тоже в качестве <text:s/>протеста на заботливые ограничения, которые в свою очередь могут стать причиной эгоизма.</text:p>
      <text:h text:style-name="P47" text:outline-level="4">Наказание</text:h>
      <text:p text:style-name="Text_20_body">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в силу вступают следующие методы:</text:p>
      <text:p text:style-name="Text_20_body">Запугивание:</text:p>
      <text:list xml:id="list32340471" text:continue-numbering="true" text:style-name="диалог">
        <text:list-item>
          <text:p text:style-name="P25">Будешь баловаться, мы тебя этому дяде отдадим/сдадим в полицию/папу позову и он тебя накажет...</text:p>
        </text:list-item>
      </text:list>
      <text:p text:style-name="P6">Не забываем про лишения или око за око:</text:p>
      <text:list xml:id="list32316221" text:continue-numbering="true" text:style-name="диалог">
        <text:list-item>
          <text:p text:style-name="P25">Провинился? Месяц без интернета/в кино не пойдешь/ конфет не получишь...</text:p>
        </text:list-item>
      </text:list>
      <text:p text:style-name="P6"><text:soft-page-break/>Крики:</text:p>
      <text:list xml:id="list32340208" text:continue-numbering="true" text:style-name="диалог">
        <text:list-item>
          <text:p text:style-name="P25">Я тебе [мат-перемат] сказала так не делать!!!</text:p>
        </text:list-item>
      </text:list>
      <text:p text:style-name="P6">Оперирование родительской любовью:</text:p>
      <text:list xml:id="list32337077" text:continue-numbering="true" text:style-name="диалог">
        <text:list-item>
          <text:p text:style-name="P25">Не будешь слушаться — мы тебя любить не будем!</text:p>
        </text:list-item>
      </text:list>
      <text:p text:style-name="P6">Или:</text:p>
      <text:list xml:id="list32323193" text:continue-numbering="true" text:style-name="диалог">
        <text:list-item>
          <text:p text:style-name="P25">Кто тебя такого непослушного полюбит?</text:p>
        </text:list-item>
      </text:list>
      <text:p text:style-name="P6">Ну и, конечно — физическое насилие.</text:p>
      <text:p text:style-name="P6">Многие! Очень многие родители отдают предпочтение хорошей такой порке, чтоб аж следы остались, чтоб слёзы градом лились, чтоб хулиган эдакий надолго запомнил! Однако, мало кто из таких деспотичных родителей признаёт, что воспитание силой и сверх-строгим наказанием — это признание собственной беспомощности и педагогическое фиаско!</text:p>
      <text:p text:style-name="P20">Тирания и деспотизм может быть причиной развития манипуляций в поведении ребенка. Слишком суровые расправы за мелкие оплошности и непослушание вызвало лишь страх и воспитало в ребенке стремление защитится путем копирования поведения родителей. Отсюда жестокость к окружающим.</text:p>
      <text:p text:style-name="P20"><text:soft-page-break/>В такой семье родители не делилились своим опытом. Все «почему» от ребенка не объяснялись как положено. Правильное объяснение лежит в основе понимания, почему так делать нельзя или нужно, и какой результат будет в случае «если». Он получал только ту информацию, которую ему давали, осваивал новые знания под скрытым или явным давлением, а не по собственному желанию.</text:p>
      <text:p text:style-name="P6">Так как ребенку не объясняли, как же правильно делать, он, возможно, еще пытался экспериментировать. Методом «тыка» он пытался найти правильное решение, но, вероятно, так его и не нашел и — был наказан.</text:p>
      <text:p text:style-name="P6">Реакция на такое наказание могла быть разной — слезы, спонтанное непонимание, беспомощность, и все это в качестве защитной реакции. То есть, ребенок постоянно пытался защитится и отгородиться от давления, которое на него оказывали строгие родители.</text:p>
      <text:p text:style-name="P6">В таких семьях наказание — это еще и лишения. Ну и, как вы понимаете — без объяснений. Папе не понравилось, значит надо бить/запирать/отбирать/унижать/орать и т. д. (список может быть очень длинным).</text:p>
      <text:p text:style-name="Text_20_body"><text:span text:style-name="T4">Так вот, особенность такого воспитания в том, что ребенок будет вести себя тихо/вежливо/подобающе, одним словом </text:span><text:span text:style-name="T5">правильно</text:span><text:span text:style-name="T4"> только в </text:span><text:soft-page-break/><text:span text:style-name="T4">присутствии того человека, который его наказывает. Из-за чувства страха.</text:span></text:p>
      <text:p text:style-name="P20">Остальные ему ничего не сделали, стало быть угрозы от них ждать не приходится, с ними можно не церемониться и вести себя так, как мама с папой запрещали. Другое дело мама, у которой в руке ремень и днем и ночью.</text:p>
      <text:p text:style-name="P20">Такой подход развивает в ребенке неуверенность в правильности собственных действий. Эта неуверенность влечет за собой целую цепную реакцию: неуверенность — беспомощность — обида — психи — агрессия и даже рукоприкладство.</text:p>
      <text:h text:style-name="P52" text:outline-level="4">Полная свобода</text:h>
      <text:p text:style-name="P6">Однако и отсутствие контроля и заслуженного наказания тоже могло плохо сказаться на воспитании. Ребенок делал, что хотел, не отдавал отчет своим действиям, так как не имел представления о ценностях мира сего. Он осваивал социум, как говорится, методом «тыка», и, не исключено, что мог ошибиться в выборе стороны.</text:p>
      <text:p text:style-name="P6">Помимо ошибок, которые мог допустить ребенок ища себя, отсутствие контроля говорило ему о равнодушии родителей к его жизни. Они не интересовались где их ребенок проводит время и с кем, чем он занимается и что чувствует.</text:p>
      <text:p text:style-name="P6">Не исключено, что родители были слишком заняты, и у них элементарно не было времени интересоваться жизнью ребенка, то это не отменяет тот факт, что такое воспитание (точнее — отсутствие воспитания) пагубно отразилось на поведении ребенка.</text:p>
      <text:p text:style-name="P6">Ребенок часто капризничал и хулиганил, дабы обратить на себя внимание <text:soft-page-break/>своих родителей. Взрослея, в его поведении появились признаки пренебрежения моральных и этических норм, отсутствие понятия авторитета родителей, откровенное неповиновение.</text:p>
      <text:p text:style-name="P6">Из-за невнимательности родителей, подростки часто уходят из дома, связываются с плохими компаниями, начинают употреблять алкоголь или наркотики. Это происходит не потому, что ребенок желает уйти от реальности, а потому что банально не понимает, насколько это опасно для его будущего, ведь мама с папой не объяснили ему о последствиях такого образа жизни.</text:p>
      <text:p text:style-name="P6">Он стал неконтролируемым в связи с тем, что контролировать его было некому.</text:p>
      <text:h text:style-name="P45" text:outline-level="3">Внимание</text:h>
      <text:p text:style-name="P6"/>
      <text:p text:style-name="P38"/>
      <text:p text:style-name="P36"><text:span text:style-name="T12">внимание</text:span><text:span text:style-name="T8"> (</text:span><text:span text:style-name="T6">нарушение личных границ</text:span><text:span text:style-name="T8"> и </text:span><text:span text:style-name="T6">равнодушие</text:span><text:span text:style-name="T8">)</text:span></text:p>
      <text:p text:style-name="P36"><text:span text:style-name="T12">внутрисемейные взаимоотношения</text:span><text:span text:style-name="T8"> (соперничество, коалиция)</text:span></text:p>
      <text:p text:style-name="P36"><text:span text:style-name="T12">помощь</text:span><text:span text:style-name="T8"> («все делай сам», «мы все за тебя сделаем»)</text:span></text:p>
      <text:p text:style-name="P36"><text:span text:style-name="T12">наказание</text:span><text:span text:style-name="T8"> (строгое по делу и без, безнаказанность)</text:span></text:p>
      <text:p text:style-name="P36"><text:span text:style-name="T12">защита и забота</text:span><text:span text:style-name="T8"> («не трогайте нашего мальчика», «еще раз придешь с синяками — выпорю»)</text:span></text:p>
      <text:p text:style-name="P36"><text:span text:style-name="T12">честность</text:span><text:span text:style-name="T8"> (ребенок — поверенный родителей, лживость родителей)</text:span></text:p>
      <text:p text:style-name="P36"><text:span text:style-name="T12">доверие</text:span><text:span text:style-name="T8"> (сверхдовение, проверки и подозрительность)</text:span></text:p>
      <text:p text:style-name="P36"><text:span text:style-name="T12">мотивация</text:span><text:span text:style-name="T8"> (принуждение, внушение чувство ущербности)</text:span></text:p>
      <text:p text:style-name="P36"><text:span text:style-name="T12">развитие склонностей</text:span><text:span text:style-name="T8"> («занимайся чем хочешь», игнорирование склонностей)</text:span></text:p>
      <text:p text:style-name="P36"><text:span text:style-name="T12">жадность</text:span><text:span text:style-name="T8"> (раздаривание игрушек ребенка, отсутствие сюрпризов и подарков)</text:span></text:p>
      <text:p text:style-name="P22">...</text:p>
      <text:p text:style-name="P39"/>
      <text:list xml:id="list6982407396839711685" text:style-name="List_20_1">
        <text:list-item>
          <text:list>
            <text:list-header>
              <text:p text:style-name="P42"/>
            </text:list-header>
          </text:list>
        </text:list-item>
      </text:list>
      <text:h text:style-name="P44" text:outline-level="3">Контроль</text:h>
      <text:h text:style-name="Heading_20_4" text:outline-level="4">Запреты правила и приказы.</text:h>
      <text:list xml:id="list32327398" text:continue-list="list32323193" text:style-name="диалог">
        <text:list-item>
          <text:p text:style-name="P31">Нельзя.</text:p>
        </text:list-item>
        <text:list-item>
          <text:p text:style-name="P31">Не плачь.</text:p>
        </text:list-item>
        <text:list-item>
          <text:p text:style-name="P18"><text:span text:style-name="T29">Ты должен.</text:span></text:p>
        </text:list-item>
        <text:list-item>
          <text:p text:style-name="P25">Одень это ...</text:p>
        </text:list-item>
        <text:list-item>
          <text:p text:style-name="P25">Стань так ...</text:p>
        </text:list-item>
        <text:list-item>
          <text:p text:style-name="P25">Будь таким ...</text:p>
        </text:list-item>
      </text:list>
      <text:p text:style-name="P6">И все это подразумевает: «... только тогда мы будем тебя любить!»</text:p>
      <text:p text:style-name="P20"><text:soft-page-break/><text:span text:style-name="T29">Там, где много требований — много и ошибок, и тут ребенок сталкивался с критикой, в следствии чего ощущал себя ни на что не годным. Слишком строгий контроль воспитывает неконтролируемого ребенка. Такой ребенок в какой-то момент может начать делать все на зло, капризничать и психовать.</text:span></text:p>
      <text:p text:style-name="P20"><text:span text:style-name="T29">Отсюда инфантильность, неумение учиться на своих ошибках, неприспособленность к быту, неумение обращаться с деньгами, транжирство, а также неспособность изымать пользу из полученного опыта. Он вечно будет ждать, что за него сделают выбор, примут решение, а он лишь исполнит чужую волю.</text:span></text:p>
      <text:p text:style-name="Text_20_body"><text:span text:style-name="T14">Он с трудом адаптируется к новым условиям. Он стремится к самоутверждению, становится конфликтным и даже агрессивным, следуя своей цели. Вырастая, такой человек пытается компенсировать нехватку самостоятельности и воплотить в жизнь нереализованные в детском возрасте желания. Теперь он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T7">он</text:span><text:span text:style-name="T14">, но, к сожалению — не знает как. Ведь все решала заботливая мама или строгий папа. Отсюда взбалмошность, неумение планировать, делегирование обязанностей и склонность уходить от проблем.</text:span></text:p>
      <text:h text:style-name="Heading_20_4" text:outline-level="4"><text:soft-page-break/><text:span text:style-name="T29">Полная свобода действий.</text:span></text:h>
      <text:p text:style-name="P6"><text:span text:style-name="T30">Однако отсутствие должного родительского контроля тоже могло плохо сказаться на характере ребенка. Ребенок делал, что хотел, не отдавал отчет своим действиям, так как не имел представления о ценностях мира сего. Он осваивал социум, как говорится, методом «тыка», и, не исключено, что мог ошибиться в выборе стороны.</text:span></text:p>
      <text:p text:style-name="P20"><text:span text:style-name="T29">Помимо ошибок, которые мог допустить ребенок ища себя, отсутствие контроля говорило ему о равнодушии родителей к его жизни. Они не интересовались где их ребенок проводит время и с кем, чем он занимается и что чувствует. Ребенок часто капризничал и хулиганил, дабы обратить на себя внимание. Взрослея, в его поведении появились признаки пренебрежения моральными и этическими нормами, отсутствия понятия авторитета родителей, откровенного неповиновения.</text:span></text:p>
      <text:p text:style-name="P6">Из-за невнимательности родителей, подростки часто уходят из дома, связываются с плохими компаниями, начинают употреблять алкоголь или наркотики. Это происходит не потому, что ребенок желает уйти от реальности, а потому что банально не понимает, насколько это опасно для его благополучного будущего, ведь мама с папой не объяснили ему о <text:soft-page-break/>последствиях такого образа жизни.</text:p>
      <text:h text:style-name="P44" text:outline-level="3"><text:span text:style-name="T29">Наказание.</text:span></text:h>
      <text:h text:style-name="Heading_20_4" text:outline-level="4"><text:span text:style-name="T29">Слишком строгие наказания.</text:span></text:h>
      <text:p text:style-name="P20"><text:span text:style-name="T29">Помимо запугивания:</text:span></text:p>
      <text:list xml:id="list32339368" text:continue-numbering="true" text:style-name="диалог">
        <text:list-item>
          <text:p text:style-name="P35"><text:span text:style-name="T14">Будешь баловаться, мы тебя этому дяде отдадим/сдадим в полицию/папу позову и он тебя накажет...</text:span></text:p>
        </text:list-item>
      </text:list>
      <text:p text:style-name="Text_20_body"><text:span text:style-name="T14">А также стиля поведения «око за око»:</text:span></text:p>
      <text:list xml:id="list32312768" text:continue-numbering="true" text:style-name="диалог">
        <text:list-item>
          <text:p text:style-name="P25"><text:span text:style-name="T30">Провинился? Месяц без интернета/в кино не пойдешь/конфет не получишь/выпорю...</text:span></text:p>
        </text:list-item>
      </text:list>
      <text:p text:style-name="P6"><text:span text:style-name="T30">И шантажа родительской любовью:</text:span></text:p>
      <text:list xml:id="list32328466" text:continue-numbering="true" text:style-name="диалог">
        <text:list-item>
          <text:p text:style-name="P35"><text:span text:style-name="T14">Не будешь слушаться — мы тебя любить не будем!</text:span></text:p>
        </text:list-item>
      </text:list>
      <text:p text:style-name="P6"><text:soft-page-break/>Родители кричали/унижали/запирали/отбирали/били.</text:p>
      <text:p text:style-name="P6">Многие! Очень многие родители отдают предпочтение хорошей такой порке, чтоб аж следы остались, чтоб надолго запомнил! Однако, мало кто из таких деспотичных родителей признаёт, что воспитание силой и сверх-строгим наказанием — это признание собственной беспомощности и педагогическое фиаско!</text:p>
      <text:p text:style-name="P6">В деструктивных семьях наказывают за все, по делу и без. В такой семье разбить вазу для ребенка подобно кошмару, который повергал его в панику, и он был готов на все, лишь бы не попасть под тяжелую папину руку. Ребенок может начать врать, перекладывать вину на брата/одноклассника/собаку, пытаясь уйти от ответственности, дабы избежать строгого наказания, и это вранье с возрастом становиться патологическим.</text:p>
      <text:p text:style-name="P20"><text:span text:style-name="T29">Особенность такого воспитания в том, что ребенок ведет себя тихо/вежливо/подобающе, одним словом </text:span><text:span text:style-name="T22">правильно,</text:span><text:span text:style-name="T29"> только в присутствии того человека, который его наказывает. Однако, вне родительского поля зрения такой ребенок становится жестоким и агрессивным.</text:span></text:p>
      <text:p text:style-name="P20"><text:span text:style-name="T29">Его неуверенность в себе эволюционирует в целую цепную реакцию: беспомощность — обида — психи — агрессия и даже рукоприкладство. Как </text:span><text:soft-page-break/><text:span text:style-name="T29">мама с папой, он не контролирует свою силу и, собственно, не считает нужным церемониться в случае, если ему что не понравилось.</text:span></text:p>
      <text:p text:style-name="P20"><text:span text:style-name="T29">Этот забитый в прямом смысле слова ребенок превращается в тирана. В его понимании — чтоб справедливость восторжествовала!</text:span></text:p>
      <text:h text:style-name="Heading_20_4" text:outline-level="4"><text:span text:style-name="T13">Безнаказанность.</text:span></text:h>
      <text:p text:style-name="Text_20_body"><text:span text:style-name="T14">Ребенку все сходило с рук. Ему прощали то, за что даже в самых лояльных семьях ставят в угол. Соответственно, ни какой ответственности за собственные действия ребенок не ощущал. Расширяя диапазон своих поведенческих экспериментов, с возрастом такой человек с легкостью может рискнуть своим/чужим имуществом или здоровьем, не считает нужным соблюдать общественные нормы поведения и законы, может стать алко- или нарко-зависимым, не потому, что желает уйти от реальности, а потому, что не может контролировать свои прихоти.</text:span></text:p>
      <text:h text:style-name="Heading_20_3" text:outline-level="3"><text:soft-page-break/><text:span text:style-name="T29">Забота</text:span></text:h>
      <text:h text:style-name="Heading_20_4" text:outline-level="4"><text:span text:style-name="T29">Гиперопека.</text:span></text:h>
      <text:p text:style-name="P20"><text:span text:style-name="T29">Чрезмерное опекунство также можно отнести к сверхконтролю, однако в данном случае, форма такого контроля носит не агрессивный характер, а наоборот.</text:span></text:p>
      <text:list xml:id="list32336448" text:continue-numbering="true" text:style-name="диалог">
        <text:list-item>
          <text:p text:style-name="P21"><text:span text:style-name="T29">Не трогайте моего мальчика!!!</text:span></text:p>
        </text:list-item>
      </text:list>
      <text:p text:style-name="P6">Чаще всего опека исходит от матери. Страх одиночества, мнительность, низкая самооценка может стать причиной желания привязать к себе любимого птенчика, отгородить его от опасностей, которыми полон этот жестокий мир и, конечно — желание самоутвердиться за счет ребенка:</text:p>
      <text:list xml:id="list32313208" text:continue-numbering="true" text:style-name="диалог">
        <text:list-item>
          <text:p text:style-name="P21"><text:span text:style-name="T29">Я хорошая мать!</text:span></text:p>
        </text:list-item>
      </text:list>
      <text:p text:style-name="P20"><text:span text:style-name="T29">Она верила, что такое воспитание пойдет на благо, однако не понимала, что ее ребенок вырастет недоверчивым и подозрительным маменькиным </text:span><text:soft-page-break/><text:span text:style-name="T29">сынком.</text:span></text:p>
      <text:list xml:id="list32325366" text:continue-numbering="true" text:style-name="диалог">
        <text:list-item>
          <text:p text:style-name="P25">Все желают тебе зла — ни с кем не дружи!</text:p>
        </text:list-item>
        <text:list-item>
          <text:p text:style-name="P35"><text:span text:style-name="T4">Кругом микробы — не трогай!</text:span><text:span text:style-name="T14"> И д. т.</text:span></text:p>
        </text:list-item>
      </text:list>
      <text:p text:style-name="Text_20_body">Покинув отчий дом, выросший в такой заботе человек может столкнуться с контрастом отношения заботливой мамы и окружающих людей, что может развить ощущение ненужности. В большом мире о нем никто не заботится [как мама], он никому не нужен [как маме], что может породить направленную на себя агрессию (аутоагрессию) в качестве протеста, и развитие самых различных комплексов. Нередко такие мужчины становятся альфонсами.</text:p>
      <text:p text:style-name="P20"><text:span text:style-name="T29">Также, чрезмерная опека может повлечь за собой агрессию со стороны ребенка к окружающим. Такой взрослый требует заботу от близких, например, от супруга, склонен потреблять чужие ресурсы, пользоваться добротой окружающих и жаловаться. Становится эгоистичным. Может развиться способность обвинять окружающих в равнодушии и черствости.</text:span></text:p>
      <text:h text:style-name="Heading_20_4" text:outline-level="4"><text:span text:style-name="T29">Отсутствие заботы и защиты.</text:span></text:h>
      <text:p text:style-name="Text_20_body"><text:soft-page-break/>В семье манипулятора никто никому ничего не должен, например, заступиться.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list xml:id="list32316602" text:continue-numbering="true" text:style-name="диалог">
        <text:list-item>
          <text:p text:style-name="P35"><text:span text:style-name="T26">Ты должен уметь постоять за себя...</text:span></text:p>
        </text:list-item>
      </text:list>
      <text:p text:style-name="P3">Возможно, родители даже обвиняли своего ребенка в том, что его обидели, мол — сам виноват.</text:p>
      <text:p text:style-name="P3">Если смотреть на мир глазами такого ребенка, то этот мир будет очень страшным и жестоким. А ведь ему еще в нем жить! </text:p>
      <text:h text:style-name="Heading_20_3" text:outline-level="3"><text:span text:style-name="T29">Помощь</text:span></text:h>
      <text:h text:style-name="Heading_20_4" text:outline-level="4"><text:span text:style-name="T29">Недостаток помощи.</text:span></text:h>
      <text:p text:style-name="Text_20_body"><text:soft-page-break/><text:span text:style-name="T29">Отсутствие помощи ребенку способствует его раннему взрослению. Чем реже родители помогают, тем быстрее ребенок становиться самостоятельным, а став самостоятельным — становится независимым. Ребенок все чаще принимает решения сам, и не всегда его решение совпадает с мнением родителей на этот счет. В какой-то момент он просто перестает слушаться и следовать правилам семьи. Взрослый ребенок — это ребенок, лишенный детства.</text:span></text:p>
      <text:p text:style-name="Text_20_body"><text:span text:style-name="T29">Если отсутствие родительской помощи сопровождается требовательностью, то такой подход в воспитании воспитывает в ребенке страх быть наказанным или разочаровать родителей:</text:span></text:p>
      <text:list xml:id="list32317868" text:continue-numbering="true" text:style-name="диалог">
        <text:list-item>
          <text:p text:style-name="P35"><text:span text:style-name="T29">Мы думали, что ты справишься...</text:span></text:p>
        </text:list-item>
      </text:list>
      <text:p text:style-name="Text_20_body"><text:span text:style-name="T29">Если отсутствие родительской помощи сопровождается равнодушием со стороны родителей, то это снижает его способности к саморазвитию и самосовершенствованию.</text:span></text:p>
      <text:list xml:id="list32329554" text:continue-numbering="true" text:style-name="диалог">
        <text:list-item>
          <text:p text:style-name="P35"><text:span text:style-name="T29">У всех дети как дети, а у нас бездарь.</text:span></text:p>
        </text:list-item>
      </text:list>
      <text:p text:style-name="Text_20_body"><text:span text:style-name="T29">В любом из этих случаев последствия будут неблагоприятными для дальнейшей его жизни. Такой взрослый избегает любые трудности, боится браться за новое дело, боится выглядеть глупо, становится замкнутым, что </text:span><text:soft-page-break/><text:span text:style-name="T29">сопровождается неуважением к окружающим и неумением заботиться об остальных, озлобленностью.</text:span></text:p>
      <text:h text:style-name="Heading_20_4" text:outline-level="4"><text:span text:style-name="T29">Переизбыток помощи.</text:span></text:h>
      <text:p text:style-name="Text_20_body"><text:span text:style-name="T29">Родители, которые готовы сделать все за своего ребенка, рассматривают его не как полноправного члена семьи, а как неразумное существо, из которого предстоит вырастить человека. Однако, создавая тепличные условия для ребенка, такие родители лишают его возможности выбирать, решать самому, совершать ошибки и, соответственно — набираться опыта и понимать, что такое ответственность. Ребенок, которого не допускают к повседневной деятельности семьи считает, что ему не доверяют.</text:span></text:p>
      <text:p text:style-name="Text_20_body"><text:span text:style-name="T29">Такие родители берут на себя уборку в комнате ребенка, его уроки, выбирают ему одежду и даже друзей, чтоб он нигде не напортачил. Родители приучают ребенка к тому, что за него все сделают, что влечет за собой изменения в его характере — грубость, высокомерие, наглость, ложь... Неуважение. Как и чрезмерная опека, чрезмерная помощь воспитывает в ребенке лишь потребительство с совершенной </text:span><text:soft-page-break/><text:span text:style-name="T29">неспособностью оценить труд.</text:span></text:p>
      <text:p text:style-name="Text_20_body"><text:span text:style-name="T29">Помимо недалекости, неразвитости и необразованности, такое воспитание наделяет ребенка требовательностью, которая с возрастом выходит за пределы семьи в межличностные отношения с окружающими. Он лишен каких-бы то ни было бытовых навыков, финансовой ответственности, не умеет справляться с ошибками и отказами, неудачами и неприятностями. Испорченный гиперопекой, он ставит себя на первый план, не считается с чужим мнением и интересами окружающих.</text:span></text:p>
      <text:h text:style-name="Heading_20_3" text:outline-level="3"><text:span text:style-name="T29">Внимание</text:span></text:h>
      <text:h text:style-name="Heading_20_4" text:outline-level="4"><text:span text:style-name="T29">Нарушение личных границ.</text:span></text:h>
      <text:p text:style-name="P3"><text:span text:style-name="T29">Как и чрезмерная опека, чрезмерное внимание к жизни ребенка неблагоприятно сказывается на его характере. Возможно, родители </text:span><text:soft-page-break/><text:span text:style-name="T29">интересовались его жизнью с особой страстью — лазили по карманам и рылись в личных вещах, заходили без стука в комнату, проверяли записи в соц-сетях, поддерживали связь с его друзьями, исключая тем самым его право на личное пространство.</text:span></text:p>
      <text:p text:style-name="P3"><text:span text:style-name="T29">Также, родители могли мешать ему спать или развлекаться, когда он бы этого хотел, насильно кормили, заставляли обниматься, при этом удерживали ребенка, если он этого не хотел. Все вышеперечисленное действовало на ребенка, как психологическое насилие.</text:span></text:p>
      <text:p text:style-name="P3"><text:span text:style-name="T29">Такое воспитание, скорее всего вызвало в нем защитную реакцию и сопротивление. Человек становится скрытным и не способным завести близкие отношения, предпочитает одиночество, а при попытке нарушить его идиллию может быть даже агрессивным, защищаясь от очередного вмешательства в его личное пространство. <text:s/></text:span></text:p>
      <text:p text:style-name="P3"><text:span text:style-name="T29">Однако, это не мешает ему нарушать чужие границы. Такой человек, как правило, копирует поведение родителей. Он может бесцеремонно пытаться узнать какую-то личную информацию близкого ему человека, придя в гости роется в шкафах, изучает содержимое чужого холодильника.</text:span></text:p>
      <text:p text:style-name="P3"><text:span text:style-name="T29">К тому же, он может стать требовательным к тому, чтоб его, например, выслушали. Если человек, которого он просит о компании в силу каких-</text:span><text:soft-page-break/><text:span text:style-name="T29">либо обстоятельств отказывает ему — может обвинить его в равнодушии и высказать сомнение в его дружбе или любви, заставляя его доказывать обратное.</text:span></text:p>
      <text:h text:style-name="Heading_20_4" text:outline-level="4"><text:span text:style-name="T29">Равнодушие.</text:span></text:h>
      <text:p text:style-name="P3"><text:span text:style-name="T29">Равнодушное же отношение к ребенку, к его чувствам и к его интересам может развить в ребенке комплексы неполноценности и сомнения в себе. Как и полная свобода действий, равнодушие к внутреннему миру ребенка говорит ему о безразличии родителей, и объясняет он себе это тем, что его не любят, что он нежеланный и ненужный, что он мешает. На вопрос: «Мамочка, ты меня любишь?» мама запросто могла ответить честное «Нет», это вложило в детскую голову осознание, что его любить нельзя.</text:span></text:p>
      <text:list xml:id="list32312156" text:continue-numbering="true" text:style-name="диалог">
        <text:list-item>
          <text:p text:style-name="P33"><text:span text:style-name="T29">Делай, что хочешь, только оставь меня в покое!</text:span></text:p>
        </text:list-item>
      </text:list>
      <text:p text:style-name="Text_20_body"><text:span text:style-name="T30">Что может произойти с таким человеком — можно только догадываться. Помимо развития апатичного поведения или психического заболевания, он может попытаться уйти от реальности с помощью алкоголя и наркотиков. </text:span><text:soft-page-break/><text:span text:style-name="T30">Такое поведение может привести к суициду. Также, равнодушие к ребенку способствует развитию агрессивного поведения.</text:span></text:p>
      <text:h text:style-name="Heading_20_3" text:outline-level="3"><text:span text:style-name="T29">Мотивация</text:span></text:h>
      <text:h text:style-name="Heading_20_4" text:outline-level="4"><text:span text:style-name="T29">Принуждение.</text:span></text:h>
      <text:p text:style-name="P5"><text:span text:style-name="T28">Дисциплинарно-ориентированное</text:span><text:span text:style-name="T31"> </text:span><text:span text:style-name="T18">воспитание, т. е. авторитарное, априори не ориентировано на потребности и склонности ребенка, на его желания и чувства, на то, каков он — добрый или злой, веселый или грустный, получает ли он удовольствие от того, что делает или нет — он должен следовать правилам и законам семьи беспрекословно.</text:span></text:p>
      <text:p text:style-name="P20"><text:span text:style-name="T29">Ребенка никто не спрашивал, может вместо музыкальной школы он хочет пойти на карате. Возможно, вместо синей куртки он предпочел бы красную. Ребенку ясно давали понять — это не его ума дело, а родителей.</text:span></text:p>
      <text:list xml:id="list8126711405612867535" text:style-name="L1">
        <text:list-item>
          <text:p text:style-name="P23"><text:soft-page-break/><text:span text:style-name="T29">Мама лучше знает!..</text:span></text:p>
        </text:list-item>
      </text:list>
      <text:p text:style-name="P20"><text:span text:style-name="T29">Родители эгоисты часто проектируют свои упущенные возможности на ребенка. Например, мама, мечтавшая всю жизнь выступать на сцене отдает дочь на вокал, папа, которому травма помешала заниматься спортом — отдает сына на бокс, совершенно упуская склонности ребенка к математике.</text:span></text:p>
      <text:p text:style-name="P20"><text:span text:style-name="T29">Такие родители очень хотят быть идеальными. Они могут читать литературу по воспитанию, ходить на семинары и тренинги, записывать своих детей в разные кружки и спорт-клубы, при этом — теряют эмоциональную связь с ребенком. В такой семье вместо родительской поддержки — часовые нотации, вместо советов — замечания, вместо здорового диалога — поучения.</text:span></text:p>
      <text:p text:style-name="P20"><text:span text:style-name="T29">Родители ломают судьбы своих детей, отрицают их личность, душат склонности и желания. Науськанный с детства добиваться, достигать и гнаться за победой, ребенок вырастает заядлым трудоголиком, но не ценит собственные достигнутые достижения из-за того, что занимается нелюбимым делом. Такой взрослый постоянно ищет отдушину для себя, заводит новые хобби, но быстро выгорает и снова становится несчастным.</text:span></text:p>
      <text:h text:style-name="P50" text:outline-level="4"><text:soft-page-break/><text:span text:style-name="T29">Внушение чувства ущербности.</text:span></text:h>
      <text:h text:style-name="P44" text:outline-level="3">Похвала</text:h>
      <text:h text:style-name="Heading_20_4" text:outline-level="4">Переизбыток похвалы.</text:h>
      <text:p text:style-name="P4">Слишком сильно родители любили своего ребенка. Они считали его гением, превознося даже самые незначительные способности. <text:span text:style-name="T20">Кракозяблы акварелью — гениальный рисунок! На уроках пения не попадает в ноты — будущий великий певец! Пришел седьмой к финишу — прирожденный лидер!</text:span></text:p>
      <text:p text:style-name="P4">Ребенок вырос необоснованно самоуверенным и высокомерным, он не стремится к саморазвитию, однако жаждет внимания и признания.</text:p>
      <text:h text:style-name="Heading_20_4" text:outline-level="4">Недостаток похвалы.</text:h>
      <text:p text:style-name="P4"><text:soft-page-break/>Ребенка не хвалили за заслуги и не поощряли за старания, чтоб не разбаловать. Такое воспитание сопровождалось упреками в бездарности, а также постоянными сравнениями с другими детьми.</text:p>
      <text:p text:style-name="P4">Ребенок чувствовал себя нелюбимым. Он постоянно находился в напряжении. Могло развиться стремление получить признание. <text:span text:style-name="T18">Непомерные требования породили в ребенке стремление всем угодить, а неуверенность в себе — страх перед трудностями и неудачами, отсюда и склонность к делегированию своих обязанностей.</text:span></text:p>
      <text:h text:style-name="Heading_20_3" text:outline-level="3">Вежливость</text:h>
      <text:h text:style-name="Heading_20_4" text:outline-level="4">Лесть.</text:h>
      <text:p text:style-name="P16"><text:span text:style-name="T26">Лесть была и остается мощным инструментом влияния на людей. Навязчивое и явное лицемерное восхваление помогает понравиться людям.</text:span></text:p>
      <text:p text:style-name="Text_20_body"><text:soft-page-break/><text:span text:style-name="T17">Лесть не правдива. Она часто бестактна и навязчива. Если ребенок видит, как родители используют лесть для получения собственной выгоды, то в будущем он может транслировать такой метод в свою жизнь.</text:span></text:p>
      <text:p text:style-name="Text_20_body"><text:span text:style-name="T17">— Мамочка, ты сегодня такая красивая! — говорит ребенок маме перед тем, как рассказать о двойке по математике.</text:span></text:p>
      <text:p text:style-name="Text_20_body"><text:span text:style-name="T17">Рядом с таким человеком люди чувствуют себя комфортно, совершенно не подозревая о том, что такая вежливость — лишь эффективная дрессировка окружающих для получения их благосклонности.</text:span></text:p>
      <text:h text:style-name="P51" text:outline-level="4"><text:span text:style-name="T1">Хамство.</text:span></text:h>
      <text:p text:style-name="Text_20_body"><text:span text:style-name="T17">Бытовое хамство — очень распространенное явление в семьях, даже в тех, где люди с виду кажутся воспитанными и вежливыми. Мой дом — моя крепость, а в своей крепости можно и расслабиться.</text:span></text:p>
      <text:p text:style-name="Text_20_body"><text:span text:style-name="T17">— Ты что, оглох?! — говорила мать сыну, хотя на людях — цивилизованная женщина!</text:span></text:p>
      <text:p text:style-name="Text_20_body"><text:span text:style-name="T17">Ну вот и получается — там где на людях маска, дома — рожа. И эта рожа изрыгала самые обидные и непристойные слова, что, ко всему прочему, сопровождалось таким же непристойным поведением — неопрятный внешний вид, отвратительные манеры и т. д.</text:span></text:p>
      <text:p text:style-name="Text_20_body"><text:span text:style-name="T17">Ребенок взрослеет и начинает вести себя, как его родители — хамить, оскорблять и нарушать правила и игнорировать общественные нормы поведения и внешнего вида.</text:span></text:p>
      <text:h text:style-name="Heading_20_3" text:outline-level="3"><text:soft-page-break/>Благодарность</text:h>
      <text:h text:style-name="Heading_20_4" text:outline-level="4">Материальная благодарность.</text:h>
      <text:p text:style-name="P5"><text:span text:style-name="T18">В семье будущего манипулятора благодарность носила скорее материальный характер. Родители могли даже платить деньги, например, за оценки или за то, что помог маме с уборкой.</text:span></text:p>
      <text:p text:style-name="P5"><text:span text:style-name="T18">Новый телефон за успешно сданные экзамены. Шоколадка за уборку в комнате... Родители предлагали что угодно, чтобы ребенок с охотой делал то, что требуется.</text:span></text:p>
      <text:p text:style-name="P5"><text:span text:style-name="T18">Соответственно, такой ребенок однажды понимает, что у любого труда есть своя награда. Уже в детстве он научился оценивать любой труд. Оценивать, но не ценить. Вырастая, он активно манипулирует людьми с помощью заманчивой платы за их помощь.</text:span></text:p>
      <text:h text:style-name="Heading_20_4" text:outline-level="4"><text:soft-page-break/>Недостаток благодарности.</text:h>
      <text:p text:style-name="P20">Но бывают семьи, в которых и вовсе не знают, что такое спасибо:</text:p>
      <text:p text:style-name="P20">— Спасибо? Кто такой Спасибо? Серб что-ли?</text:p>
      <text:p text:style-name="P20">Любые старания кого-либо из членов семьи воспринимались, как должное. Помощь, заслуги, любые приятные вещи не ценились и не оценивались. Зато, вместо «Спасибо», родители, например, могли отменить наказание:</text:p>
      <text:p text:style-name="P20">— Сделаешь и пойдешь гулять!</text:p>
      <text:p text:style-name="P20">И плевать на «Спасибо»! Важно, что его «домашний арест», наконец, закончится.</text:p>
      <text:p text:style-name="P20">Или же, например, вместо благодарности использовались угрозы:</text:p>
      <text:p text:style-name="P20">— Не сделаешь — выпорю!</text:p>
      <text:p text:style-name="P20">В этом случае «Спасибо» тоже не играет роли. Дрожащими руками он наводит порядки в своей комнате, дабы избежать ремня.</text:p>
      <text:p text:style-name="P20">Человек, не приученный к благодарности рискует стать самым настоящим хамом. Он вырастает требовательным, при этом совершенно не осознает <text:soft-page-break/>ценность того, о чем просит. Он обесценивает заботу о себе, оказанную ему помощь, становится эгоистичным и считает себя центральной фигурой, которой все должны, желания и потребности которой важнее, чем желания и потребности остальных.</text:p>
      <text:h text:style-name="Heading_20_3" text:outline-level="3"><text:span text:style-name="T29">Щедрость</text:span></text:h>
      <text:h text:style-name="Heading_20_4" text:outline-level="4"><text:span text:style-name="T29">Принуждение делиться.</text:span></text:h>
      <text:h text:style-name="Heading_20_4" text:outline-level="4"><text:span text:style-name="T29">Жадность.</text:span></text:h>
      <text:h text:style-name="Heading_20_3" text:outline-level="3"><text:soft-page-break/><text:span text:style-name="T13">Честность</text:span></text:h>
      <text:h text:style-name="Heading_20_4" text:outline-level="4"><text:span text:style-name="T13">Чрезмерная откровенность.</text:span></text:h>
      <text:p text:style-name="Text_20_body"><text:span text:style-name="T13">Родители жаловались ребенку на жизнь, советовались по каким-то важным делам, рассказывали то, что ребенку знать не нужно и то, что может, и, скорее всего, травмировала его псизику.</text:span></text:p>
      <text:p text:style-name="Text_20_body"><text:span text:style-name="T13">Например, папа советовался с ребенком, разводиться ли с мамой, мама рассказывала о своих юношеских похождениях, ребенок был в курсе интимной стороны жизни еще в раннем детстве.</text:span></text:p>
      <text:p text:style-name="Text_20_body"><text:span text:style-name="T13">Вопрос такого поведения лежит в области родительского авторитета. Как вы понимаете, в такой семье его нет. Ребенок, скорее всего, мог предпринимать попытки уйти от таких разговоров, но за это его упрекали, давя на жалость:</text:span></text:p>
      <text:list xml:id="list32332027" text:continue-list="list32312156" text:style-name="диалог">
        <text:list-item>
          <text:p text:style-name="P35"><text:span text:style-name="T13">Тебе со мной не интересно...</text:span></text:p>
        </text:list-item>
        <text:list-item>
          <text:p text:style-name="P35"><text:soft-page-break/><text:span text:style-name="T13">Ты просто меня не любишь...</text:span></text:p>
        </text:list-item>
        <text:list-item>
          <text:p text:style-name="P35"><text:span text:style-name="T13">Родители не вечны...</text:span></text:p>
        </text:list-item>
      </text:list>
      <text:p text:style-name="Text_20_body"><text:span text:style-name="T13">В следствии чего ребенок, дабы доказать обратное, шел на поводу у родителей, но испытывал только негатив от таких откровений.</text:span></text:p>
      <text:p text:style-name="Text_20_body"><text:span text:style-name="T13">Так и получается, что человек вырастает и совершенно боится близости во взаимоотношениях между людьми. При попытке поговорить с ним о наболевшем, он пытается абстрагироваться, может проявиться равнодушие и даже агрессию для немедленного окончания разговора по душам. Такой человек воспринимает страдания окружающих, как слабости, и сам не делится своими проблемами, дабы не выглядеть таковым.</text:span></text:p>
      <text:p text:style-name="Text_20_body"><text:span text:style-name="T13">Такой ребенок вырастает черствым, равнодушным и безразличным. Он может делать замечания, высмеивать или упрекать тех, кто обращается к нему за помощью, или вовсе игнорировать их.</text:span></text:p>
      <text:h text:style-name="Heading_20_4" text:outline-level="4"><text:span text:style-name="T29">Лживость.</text:span></text:h>
      <text:p text:style-name="Standard"><text:soft-page-break/></text:p>
      <text:p text:style-name="Text_20_body">— Сегодня не куплю — завтра куплю...</text:p>
      <text:p text:style-name="Text_20_body">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Text_20_body"><text:span text:style-name="T29">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 Родители не демонстрировали ему должным образом чистоплотность своего поведения, и ребенок считает такое поведение нормой.</text:span></text:p>
      <text:h text:style-name="Heading_20_4" text:outline-level="4"><text:span text:style-name="T29">Недоверие и подозрительность.</text:span></text:h>
      <text:h text:style-name="Heading_20_3" text:outline-level="3"><text:span text:style-name="T29">Взаимоотношения</text:span></text:h>
      <text:h text:style-name="Heading_20_4" text:outline-level="4"><text:soft-page-break/><text:span text:style-name="T29">Внутрисемейные.</text:span></text:h>
      <text:p text:style-name="P3"><text:span text:style-name="T29">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span></text:p>
      <text:p text:style-name="Text_20_body">— Мы папе не скажем...</text:p>
      <text:p text:style-name="Text_20_body">Это болезненные ощущения для ребенка. Ему приходилось выбирать между двумя людьми, которых он очень любит и любит одинаково. Чтобы не обидеть маму, он вступал с ней, в так называемый, сговор против папы. Поддерживал ее и ее мысли, но, при этом, чувствовал себя предателем папы. Он находился в постоянном в напряжении.</text:p>
      <text:p text:style-name="P3"><text:span text:style-name="T29">Случай, когда родители объединяются против ребенка (может даже с братом или сестрой) я даже рассматривать не буду. Понятно и так, что это травмирует детскую психику.</text:span></text:p>
      <text:p text:style-name="P3"><text:span text:style-name="T29">Вырастая, такой человек боится открываться людям, избегает любой эмоциональной близости из-за ощущения подвоха, становится отчужденным и неспособным формулировать свои эмоции и делиться ими. </text:span><text:soft-page-break/><text:span text:style-name="T29">Доверие для такого человека — закрытая область взаимоотношений с окружающими.</text:span></text:p>
      <text:p text:style-name="P3"><text:span text:style-name="T29">Однако, такой человек склонен к сплетням и обсуждениям за глаза. Также способен плести интриги, создавать коалицию, необоснованно жаловаться и незаслуженно обвинять кого-то, например, коллегу или супруга, манипулируя мнениями людей с помощью их доверия и жалости. Часто выходит сухим из воды, так как его участие в таких «мероприятиях» обычно косвенно.</text:span></text:p>
      <text:h text:style-name="Heading_20_4" text:outline-level="4"><text:span text:style-name="T29">Внесемейные.</text:span></text:h>
      <text:h text:style-name="Heading_20_3" text:outline-level="3"><text:span text:style-name="T29">Влияние на восприятие внешности</text:span></text:h>
      <text:h text:style-name="Heading_20_4" text:outline-level="4"><text:soft-page-break/><text:span text:style-name="T29">Деление общества по половым признакам.</text:span></text:h>
      <text:p text:style-name="Text_20_body"><text:span text:style-name="T29">Девочки так себя не ведут</text:span></text:p>
      <text:h text:style-name="Heading_20_4" text:outline-level="4"><text:span text:style-name="T13">Внешность — главное.</text:span></text:h>
      <text:h text:style-name="P49" text:outline-level="4"><text:span text:style-name="T29">Развитие комплексов.</text:span></text:h>
      <text:p text:style-name="P36"/>
      <table:table table:name="Таблица2" table:style-name="Таблица2">
        <table:table-column table:style-name="Таблица2.A"/>
        <table:table-column table:style-name="Таблица2.B"/>
        <table:table-row>
          <table:table-cell table:style-name="Таблица2.A1" office:value-type="string">
            <text:p text:style-name="P36"><text:span text:style-name="T10">отсутствие чувства вины,</text:span></text:p>
            <text:p text:style-name="P27"><text:span text:style-name="T29">отсутствие представления о ценностях мира,</text:span></text:p>
            <text:p text:style-name="P29"><text:span text:style-name="T29">безответственность (в том числе и финансовая),</text:span></text:p>
            <text:p text:style-name="P36"><text:span text:style-name="T10">отсутствие понятия авторитета,</text:span></text:p>
            <text:p text:style-name="P29"><text:span text:style-name="T29">отсутствие полезных жизненных навыков,</text:span></text:p>
            <text:p text:style-name="P29"><text:span text:style-name="T29">отсутствие стремлений к самосовершенствованию,</text:span></text:p>
          </table:table-cell>
          <table:table-cell table:style-name="Таблица2.B1" office:value-type="string">
            <text:p text:style-name="P27"><text:span text:style-name="T29">склонность к оправданию своих неправильных поступков, как благонамеренных,</text:span></text:p>
            <text:p text:style-name="P27"><text:span text:style-name="T29">склонность к оправданию,</text:span></text:p>
            <text:p text:style-name="P29"><text:span text:style-name="T29">склонность к потреблению (чужих ресурсов, доброты, любви),</text:span></text:p>
            <text:p text:style-name="P29"><text:span text:style-name="T29">склонность к обвинению окружающих в равнодушии и черствости.</text:span></text:p>
            <text:p text:style-name="P29"><text:span text:style-name="T29">склонность избегать серьезных разговоров,</text:span></text:p>
            <text:p text:style-name="P29"><text:span text:style-name="T29">склонность к унижениям с целью самоутвердиться</text:span></text:p>
          </table:table-cell>
        </table:table-row>
        <table:table-row>
          <table:table-cell table:style-name="Таблица2.A2" table:number-rows-spanned="2" office:value-type="string">
            <text:p text:style-name="P27"><text:span text:style-name="T29">Независимость,</text:span></text:p>
            <text:p text:style-name="P29"><text:span text:style-name="T29">Самоуверенность,</text:span></text:p>
            <text:p text:style-name="P29"><text:span text:style-name="T29">непокорность без должного </text:span><text:soft-page-break/><text:span text:style-name="T29">жизненного опыта, </text:span></text:p>
            <text:p text:style-name="P27"><text:span text:style-name="T29">неумение планировать, делать выбор и анализировать, </text:span></text:p>
            <text:p text:style-name="P27"><text:span text:style-name="T29">Неумение отдавать отчет своим действиям,</text:span></text:p>
            <text:p text:style-name="P27"><text:span text:style-name="T29">неспособность осваивать полученный опыт и учиться на ошибках,</text:span></text:p>
            <text:p text:style-name="P27"><text:span text:style-name="T29">неуважение к окружающим,</text:span></text:p>
            <text:p text:style-name="P29"><text:span text:style-name="T29">Неразвитость,</text:span></text:p>
            <text:p text:style-name="P29"><text:span text:style-name="T29">необразованность,</text:span></text:p>
            <text:p text:style-name="P29"><text:span text:style-name="T29">невоспитанность,</text:span></text:p>
            <text:p text:style-name="P29"><text:span text:style-name="T29">недоверчивость,</text:span></text:p>
            <text:p text:style-name="P29"><text:span text:style-name="T29">неспособность делать выбор и анализировать,</text:span></text:p>
            <text:p text:style-name="P29"><text:span text:style-name="T29">нежелание оказывать помощь или проявлять заботу,</text:span></text:p>
            <text:p text:style-name="P29"><text:soft-page-break/><text:span text:style-name="T29">неумение ценить заботу и помощь,</text:span></text:p>
            <text:p text:style-name="P29"><text:span text:style-name="T29">неумение ценить чужие заслуги.</text:span></text:p>
            <text:p text:style-name="P29"><text:span text:style-name="T29">неспособность считаться с чужими мнениями и потребностями.</text:span></text:p>
            <text:p text:style-name="P29"><text:span text:style-name="T29">неспособность заводить близкие отношения (дружеские и любовные отношения либо отсутствуют, либо кратковременные)</text:span></text:p>
            <text:p text:style-name="P29"><text:span text:style-name="T29">невыполнение обещаний,</text:span></text:p>
            <text:p text:style-name="P29"><text:span text:style-name="T29">несамостоятельность,</text:span></text:p>
          </table:table-cell>
          <table:table-cell table:style-name="Таблица2.B2" office:value-type="string">
            <text:p text:style-name="P29"><text:span text:style-name="T29">страх перед жизненными трудностями, неспособность справляться с ними и стремление избежать их, </text:span></text:p>
            <text:p text:style-name="P29"><text:soft-page-break/><text:span text:style-name="T29">страх выглядеть глупо,</text:span></text:p>
            <text:p text:style-name="P29"><text:span text:style-name="T29">страх перед новым делом,</text:span></text:p>
            <text:p text:style-name="P29"><text:span text:style-name="T29">страх перед неудачами,</text:span></text:p>
            <text:p text:style-name="P29"><text:span text:style-name="T29">страх быть раскритикованным,</text:span></text:p>
            <text:p text:style-name="P29"><text:span text:style-name="T29">страх перед эмоциональной близостью</text:span></text:p>
          </table:table-cell>
        </table:table-row>
        <table:table-row>
          <table:covered-table-cell/>
          <table:table-cell table:style-name="Таблица2.B2" office:value-type="string">
            <text:p text:style-name="P29"><text:span text:style-name="T29">замкнутость и склонность к интроверсии</text:span></text:p>
            <text:p text:style-name="P29"><text:span text:style-name="T29">беспомощность,</text:span></text:p>
            <text:p text:style-name="P29"><text:span text:style-name="T29">мнительность,</text:span></text:p>
            <text:p text:style-name="P29"><text:span text:style-name="T29">Раннее взросление,</text:span></text:p>
            <text:p text:style-name="P29"><text:span text:style-name="T29">излишняя самостоятельность,</text:span></text:p>
            <text:p text:style-name="P29"><text:span text:style-name="T29">одиночество</text:span></text:p>
            <text:p text:style-name="P29"><text:span text:style-name="T29">лень</text:span></text:p>
            <text:p text:style-name="P29"><text:soft-page-break/><text:span text:style-name="T29">безынициативность,</text:span></text:p>
            <text:p text:style-name="P29"><text:span text:style-name="T29">неуверенность в себе, </text:span></text:p>
            <text:p text:style-name="P29"><text:span text:style-name="T29">пониженная самооценка,</text:span></text:p>
            <text:p text:style-name="P29"><text:span text:style-name="T29">Подозрительность,</text:span></text:p>
            <text:p text:style-name="P29"><text:span text:style-name="T29">подозрительность в эксплуатации</text:span></text:p>
            <text:p text:style-name="P29"><text:span text:style-name="T29">недоверчивость,</text:span></text:p>
            <text:p text:style-name="P29"><text:span text:style-name="T29">подозрительность в преданности близких</text:span></text:p>
            <text:p text:style-name="P28"><text:span text:style-name="T29">внутриличностный конфликт из-за подавления собственных чувств и переживаний,</text:span></text:p>
          </table:table-cell>
        </table:table-row>
        <table:table-row>
          <table:table-cell table:style-name="Таблица2.A2" office:value-type="string">
            <text:p text:style-name="P36"><text:span text:style-name="T10">патологическое стремление к самоутверждению,</text:span></text:p>
            <text:p text:style-name="P27"><text:span text:style-name="T29">патологическое стремление воплотить в жизнь нереализованные желания,</text:span></text:p>
            <text:p text:style-name="P27"><text:soft-page-break/><text:span text:style-name="T29">патологическая жажда внимания,</text:span></text:p>
            <text:p text:style-name="P29"><text:span text:style-name="T29">стремление получить признание (любыми способами)</text:span></text:p>
            <text:p text:style-name="P29"><text:span text:style-name="T29">стремление угождать,</text:span></text:p>
          </table:table-cell>
          <table:table-cell table:style-name="Таблица2.B2" table:number-rows-spanned="3" office:value-type="string">
            <text:p text:style-name="P29"><text:span text:style-name="T29">Конфликтность,</text:span></text:p>
            <text:p text:style-name="P29"><text:span text:style-name="T29">хулиганство и капризность (с целью обратить на себя внимание),</text:span></text:p>
            <text:p text:style-name="P28">Вранье и перекладывание вины на <text:soft-page-break/>окружающих (дабы избежать наказания),</text:p>
            <text:p text:style-name="P29"><text:span text:style-name="T29">Вранье,</text:span></text:p>
            <text:p text:style-name="P28">нервозность,</text:p>
            <text:p text:style-name="P28">Жестокость,</text:p>
            <text:p text:style-name="P28">тирания и рукоприкладство (в целях добиться справедливости).</text:p>
            <text:p text:style-name="P29"><text:span text:style-name="T29">Озлобленность,</text:span></text:p>
            <text:p text:style-name="P29"><text:span text:style-name="T29">грубость,</text:span></text:p>
            <text:p text:style-name="P29"><text:span text:style-name="T29">высокомерие,</text:span></text:p>
            <text:p text:style-name="P29"><text:span text:style-name="T29">наглость,</text:span></text:p>
            <text:p text:style-name="P29"><text:span text:style-name="T29">требовательность,</text:span></text:p>
            <text:p text:style-name="P29"><text:span text:style-name="T29">наигранная вежливость,</text:span></text:p>
            <text:p text:style-name="P29"><text:span text:style-name="T29">Хамство, </text:span></text:p>
            <text:p text:style-name="P29"><text:span text:style-name="T29">неряшливость,</text:span></text:p>
            <text:p text:style-name="P30"><text:soft-page-break/><text:span text:style-name="T30">эгоистичность,</text:span></text:p>
            <text:p text:style-name="P29"><text:span text:style-name="T29">завистливость,</text:span></text:p>
            <text:p text:style-name="P29"><text:span text:style-name="T29">вспыльчивость</text:span></text:p>
            <text:p text:style-name="P29"><text:span text:style-name="T29">бытовая эксплуатация</text:span></text:p>
            <text:p text:style-name="P29"><text:span text:style-name="T29">деспотизм</text:span></text:p>
          </table:table-cell>
        </table:table-row>
        <table:table-row>
          <table:table-cell table:style-name="Таблица2.A2" office:value-type="string">
            <text:p text:style-name="P36"><text:span text:style-name="T10">затруднение адаптации к жизненным условиям,</text:span></text:p>
          </table:table-cell>
          <table:covered-table-cell/>
        </table:table-row>
        <table:table-row>
          <table:table-cell table:style-name="Таблица2.A2" office:value-type="string">
            <text:p text:style-name="P27"><text:span text:style-name="T29">пренебрежение моральными и этическими нормами,</text:span></text:p>
            <text:p text:style-name="P28">несоблюдение законов и общепринятых норм поведения,</text:p>
            <text:p text:style-name="P27"><text:span text:style-name="T29">риск впасть в алко/нарко зависимость (не с целью уйти от реальности, а из-за непонимания, насколько опасным может быть такой образ жизни).</text:span></text:p>
            <text:p text:style-name="P28">риск впасть в алко/нарко зависимость (из-за неспособности противостоять <text:soft-page-break/>собственным прихотям),</text:p>
            <text:p text:style-name="P28">бесстрашие (перед риском, связанным с чужим/своим имуществом или здоровьем). собственным прихотям),</text:p>
          </table:table-cell>
          <table:covered-table-cell/>
        </table:table-row>
        <table:table-row>
          <table:table-cell table:style-name="Таблица2.A2" table:number-rows-spanned="2" office:value-type="string">
            <text:p text:style-name="P29"><text:span text:style-name="T29">манипуляции жалостью,</text:span></text:p>
            <text:p text:style-name="P29"><text:span text:style-name="T29">манипуляции чувством вины,</text:span></text:p>
            <text:p text:style-name="P29"><text:span text:style-name="T29">манипулирование тщеславием окружающих с целью получения собственной выгоды,</text:span></text:p>
            <text:p text:style-name="P29"><text:span text:style-name="T29">манипуляции тщеславием с целью получить благосклонность окружающих и войти к ним в доверие.</text:span></text:p>
            <text:p text:style-name="P29"><text:span text:style-name="T29">манипуляция обещаниями.</text:span></text:p>
          </table:table-cell>
          <table:table-cell table:style-name="Таблица2.B2" office:value-type="string">
            <text:p text:style-name="P36"><text:span text:style-name="T10">агрессивность,</text:span></text:p>
            <text:p text:style-name="P28">агрессивность (в качестве защитной реакции).</text:p>
            <text:p text:style-name="P29"><text:span text:style-name="T29">аутоагрессия (агрессия, направленная на себя),</text:span></text:p>
            <text:p text:style-name="P29"><text:span text:style-name="T29">агрессия к окружающим,</text:span></text:p>
          </table:table-cell>
        </table:table-row>
        <table:table-row>
          <table:covered-table-cell/>
          <table:table-cell table:style-name="Таблица2.B2" office:value-type="string">
            <text:p text:style-name="P29"><text:span text:style-name="T29">Ощущение, что ему не доверяют,</text:span></text:p>
            <text:p text:style-name="P29"><text:span text:style-name="T29">ощущение ненужности, <text:s/></text:span></text:p>
            <text:p text:style-name="P29"><text:span text:style-name="T29">ощущение ущербности,</text:span></text:p>
            <text:p text:style-name="P29"><text:soft-page-break/><text:span text:style-name="T29">Ощущение, что его не любят или любят только за заслуги,</text:span></text:p>
            <text:p text:style-name="P29"><text:span text:style-name="T29">ощущение подвоха,</text:span></text:p>
            <text:p text:style-name="P29"><text:span text:style-name="T29">ощущение обманутости</text:span></text:p>
          </table:table-cell>
        </table:table-row>
        <table:table-row>
          <table:table-cell table:style-name="Таблица2.A2" office:value-type="string">
            <text:p text:style-name="P29"><text:span text:style-name="T29">защитная реакция в качестве скрытности и агрессивности в попытках защитить свое личное пространство от очередного вмешательства,</text:span></text:p>
            <text:p text:style-name="P29"><text:span text:style-name="T29">агрессия (в качестве защитной реакции на критику).</text:span></text:p>
          </table:table-cell>
          <table:table-cell table:style-name="Таблица2.B2" office:value-type="string">
            <text:p text:style-name="P36"><text:span text:style-name="T10">делегирование обязанностей.</text:span></text:p>
            <text:p text:style-name="P29"><text:span text:style-name="T29">Альфонство,</text:span></text:p>
            <text:p text:style-name="P29"><text:span text:style-name="T29">завышение собственной значимости,</text:span></text:p>
            <text:p text:style-name="P29"><text:span text:style-name="T29">преувеличение своих или присваивание чужих заслуг,</text:span></text:p>
            <text:p text:style-name="P29"><text:span text:style-name="T29">инфантильность</text:span></text:p>
            <text:p text:style-name="P29"><text:span text:style-name="T29"/></text:p>
          </table:table-cell>
        </table:table-row>
        <table:table-row>
          <table:table-cell table:style-name="Таблица2.A2" office:value-type="string">
            <text:p text:style-name="P29"><text:span text:style-name="T29">зависимость от мнения окружающих.</text:span></text:p>
          </table:table-cell>
          <table:table-cell table:style-name="Таблица2.B2" office:value-type="string">
            <text:p text:style-name="P29"><text:span text:style-name="T29">комплекс чувства вины,</text:span></text:p>
            <text:p text:style-name="P29"><text:span text:style-name="T29">комплекс чувства стыда</text:span></text:p>
            <text:p text:style-name="P29"><text:soft-page-break/><text:span text:style-name="T29">комплекс ненужности,</text:span></text:p>
            <text:p text:style-name="P29"><text:span text:style-name="T29">развитие различных комплексов,</text:span></text:p>
            <text:p text:style-name="P29"><text:span text:style-name="T29">комплекс неполноценности</text:span></text:p>
          </table:table-cell>
        </table:table-row>
        <table:table-row>
          <table:table-cell table:style-name="Таблица2.A2" office:value-type="string">
            <text:p text:style-name="P29"><text:span text:style-name="T29"/></text:p>
          </table:table-cell>
          <table:table-cell table:style-name="Таблица2.B2" office:value-type="string">
            <text:p text:style-name="P30"><text:span text:style-name="T30">апатичное поведение или развитие психических заболеваний.</text:span></text:p>
            <text:p text:style-name="P30"><text:span text:style-name="T30">Возможны попытки суицида.</text:span></text:p>
          </table:table-cell>
        </table:table-row>
      </table:table>
      <text:p text:style-name="P30"><text:span text:style-name="T30">Перенятие родительской схемы поведения</text:span></text:p>
      <text:p text:style-name="P29"><text:span text:style-name="T29"/></text:p>
      <text:p text:style-name="P29"><text:span text:style-name="T29"/></text:p>
      <text:p text:style-name="P29"><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Segoe UI" svg:font-family="'Segoe UI'" style:font-adornments="Regular"/>
    <style:font-face style:name="Arial1" svg:font-family="Arial" style:font-family-generic="swiss"/>
    <style:font-face style:name="Verdana" svg:font-family="Verdana" style:font-family-generic="swiss"/>
    <style:font-face style:name="Verdana5" svg:font-family="Verdana" style:font-adornments="Regular" style:font-family-generic="swiss"/>
    <style:font-face style:name="Cambria" svg:font-family="Cambria" style:font-family-generic="roman" style:font-pitch="variable"/>
    <style:font-face style:name="Times New Roman" svg:font-family="'Times New Roman'" style:font-family-generic="roman" style:font-pitch="variable"/>
    <style:font-face style:name="Verdana4" svg:font-family="Verdana" style:font-family-generic="swiss" style:font-pitch="variable"/>
    <style:font-face style:name="Verdana3"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1" svg:font-family="Verdana" style:font-adornments="Полужирный курсив"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ru" fo:country="RU"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Arial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Arial1"/>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3" fo:font-size="11pt" fo:font-style="normal" style:font-size-asian="14pt" style:font-style-asian="italic" style:font-size-complex="14pt" style:font-style-complex="italic"/>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1"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5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5"/>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5"/>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5"/>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Яна </meta:initial-creator>
    <meta:creation-date>2018-03-01T14:27:07.94</meta:creation-date>
    <dc:date>2018-03-22T12:13:02.06</dc:date>
    <dc:creator>Яна </dc:creator>
    <meta:editing-duration>P11DT1H24M6S</meta:editing-duration>
    <meta:editing-cycles>36</meta:editing-cycles>
    <meta:generator>OpenOffice/4.1.5$Win32 OpenOffice.org_project/415m1$Build-9789</meta:generator>
    <meta:document-statistic meta:table-count="2" meta:image-count="0" meta:object-count="0" meta:page-count="98" meta:paragraph-count="719" meta:word-count="10246" meta:character-count="70852"/>
  </office:meta>
</office:document-meta>
</file>